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15%" fo:break-before="auto" fo:break-after="auto" style:writing-mode="lr-tb"/>
      <style:text-properties officeooo:paragraph-rsid="003c651c"/>
    </style:style>
    <style:style style:name="P6" style:family="paragraph" style:parent-style-name="Standard">
      <style:paragraph-properties fo:line-height="115%" fo:break-before="auto" fo:break-after="auto" style:writing-mode="lr-tb"/>
      <style:text-properties officeooo:paragraph-rsid="003d992f"/>
    </style:style>
    <style:style style:name="P7" style:family="paragraph" style:parent-style-name="Standard">
      <style:paragraph-properties fo:line-height="115%" fo:break-before="auto" fo:break-after="auto" style:writing-mode="lr-tb"/>
      <style:text-properties officeooo:paragraph-rsid="00426d93"/>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11"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12" style:family="paragraph" style:parent-style-name="Heading_20_2">
      <style:paragraph-properties fo:line-height="115%" fo:break-before="auto" fo:break-after="auto" style:writing-mode="lr-tb"/>
      <style:text-properties officeooo:paragraph-rsid="004f07b6"/>
    </style:style>
    <style:style style:name="P13" style:family="paragraph" style:parent-style-name="Heading_20_2">
      <style:paragraph-properties fo:line-height="115%" fo:break-before="auto" fo:break-after="auto" style:writing-mode="lr-tb"/>
      <style:text-properties officeooo:paragraph-rsid="005522e8"/>
    </style:style>
    <style:style style:name="P14" style:family="paragraph" style:parent-style-name="Heading_20_2">
      <style:paragraph-properties fo:break-before="auto" fo:break-after="auto"/>
      <style:text-properties officeooo:paragraph-rsid="00411e0b"/>
    </style:style>
    <style:style style:name="P15" style:family="paragraph" style:parent-style-name="Heading_20_2">
      <style:paragraph-properties fo:break-before="auto" fo:break-after="auto"/>
      <style:text-properties officeooo:paragraph-rsid="0045bc4c"/>
    </style:style>
    <style:style style:name="P16" style:family="paragraph" style:parent-style-name="Heading_20_2">
      <style:paragraph-properties fo:break-before="auto" fo:break-after="auto"/>
      <style:text-properties officeooo:paragraph-rsid="00461902"/>
    </style:style>
    <style:style style:name="P17" style:family="paragraph" style:parent-style-name="Heading_20_2">
      <style:paragraph-properties fo:break-before="auto" fo:break-after="auto"/>
      <style:text-properties officeooo:paragraph-rsid="005af232"/>
    </style:style>
    <style:style style:name="P18" style:family="paragraph" style:parent-style-name="Title">
      <style:paragraph-properties fo:line-height="115%" fo:break-before="page" style:writing-mode="lr-tb"/>
    </style:style>
    <style:style style:name="P19" style:family="paragraph" style:parent-style-name="Standard">
      <style:paragraph-properties fo:margin-top="0in" fo:margin-bottom="0in" style:contextual-spacing="false" fo:line-height="115%" fo:break-before="auto" fo:break-after="auto" style:writing-mode="lr-tb"/>
    </style:style>
    <style:style style:name="P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line-height="115%" style:writing-mode="lr-tb"/>
    </style:style>
    <style:style style:name="P23" style:family="paragraph" style:parent-style-name="Standard">
      <style:paragraph-properties fo:line-height="115%" style:writing-mode="lr-tb"/>
      <style:text-properties officeooo:paragraph-rsid="0009b951"/>
    </style:style>
    <style:style style:name="P24" style:family="paragraph" style:parent-style-name="Standard">
      <style:paragraph-properties fo:line-height="115%" style:writing-mode="lr-tb"/>
      <style:text-properties officeooo:paragraph-rsid="0009c2b9"/>
    </style:style>
    <style:style style:name="P25" style:family="paragraph" style:parent-style-name="Standard">
      <style:paragraph-properties fo:line-height="115%" style:writing-mode="lr-tb"/>
      <style:text-properties officeooo:paragraph-rsid="000b7225"/>
    </style:style>
    <style:style style:name="P26" style:family="paragraph" style:parent-style-name="Standard">
      <style:paragraph-properties fo:line-height="115%" style:writing-mode="lr-tb"/>
      <style:text-properties officeooo:paragraph-rsid="00156bc2"/>
    </style:style>
    <style:style style:name="P27" style:family="paragraph" style:parent-style-name="Standard">
      <style:paragraph-properties fo:line-height="115%" style:writing-mode="lr-tb"/>
      <style:text-properties officeooo:paragraph-rsid="00176e0a"/>
    </style:style>
    <style:style style:name="P28" style:family="paragraph" style:parent-style-name="Standard">
      <style:paragraph-properties fo:line-height="115%" style:writing-mode="lr-tb"/>
      <style:text-properties officeooo:paragraph-rsid="003a5ae8"/>
    </style:style>
    <style:style style:name="P29" style:family="paragraph" style:parent-style-name="Standard">
      <style:paragraph-properties fo:line-height="115%" style:writing-mode="lr-tb"/>
      <style:text-properties officeooo:paragraph-rsid="003d992f"/>
    </style:style>
    <style:style style:name="P30" style:family="paragraph" style:parent-style-name="Standard">
      <style:paragraph-properties fo:line-height="115%" style:writing-mode="lr-tb"/>
      <style:text-properties officeooo:paragraph-rsid="003e302e"/>
    </style:style>
    <style:style style:name="P31" style:family="paragraph" style:parent-style-name="Standard">
      <style:paragraph-properties fo:line-height="115%" style:writing-mode="lr-tb"/>
      <style:text-properties officeooo:paragraph-rsid="004ac089"/>
    </style:style>
    <style:style style:name="P32" style:family="paragraph" style:parent-style-name="Standard">
      <style:paragraph-properties fo:line-height="115%" style:writing-mode="lr-tb"/>
      <style:text-properties officeooo:paragraph-rsid="004b243c"/>
    </style:style>
    <style:style style:name="P33" style:family="paragraph" style:parent-style-name="Standard">
      <style:paragraph-properties fo:line-height="115%" fo:text-align="center" style:justify-single-word="false" style:writing-mode="lr-tb"/>
      <style:text-properties officeooo:paragraph-rsid="004dc58f"/>
    </style:style>
    <style:style style:name="P34" style:family="paragraph" style:parent-style-name="Standard">
      <style:paragraph-properties fo:line-height="115%" fo:text-align="start" style:justify-single-word="false" style:writing-mode="lr-tb"/>
      <style:text-properties officeooo:paragraph-rsid="004dc58f"/>
    </style:style>
    <style:style style:name="P35" style:family="paragraph" style:parent-style-name="Standard">
      <style:paragraph-properties fo:line-height="115%" style:writing-mode="lr-tb"/>
      <style:text-properties officeooo:paragraph-rsid="005af232"/>
    </style:style>
    <style:style style:name="P36" style:family="paragraph" style:parent-style-name="Standard">
      <style:paragraph-properties fo:line-height="115%" style:writing-mode="lr-tb"/>
      <style:text-properties officeooo:paragraph-rsid="00629197"/>
    </style:style>
    <style:style style:name="P37" style:family="paragraph" style:parent-style-name="Standard">
      <style:paragraph-properties fo:line-height="115%" style:writing-mode="lr-tb"/>
      <style:text-properties officeooo:rsid="000b7225" officeooo:paragraph-rsid="000b7225"/>
    </style:style>
    <style:style style:name="P38" style:family="paragraph" style:parent-style-name="Standard">
      <style:paragraph-properties fo:line-height="115%" style:writing-mode="lr-tb"/>
      <style:text-properties officeooo:rsid="000eab30" officeooo:paragraph-rsid="00152055"/>
    </style:style>
    <style:style style:name="P39" style:family="paragraph" style:parent-style-name="Standard">
      <style:paragraph-properties fo:line-height="115%" style:writing-mode="lr-tb"/>
      <style:text-properties officeooo:rsid="00156bc2" officeooo:paragraph-rsid="00156bc2"/>
    </style:style>
    <style:style style:name="P40" style:family="paragraph" style:parent-style-name="Standard">
      <style:paragraph-properties fo:line-height="115%" style:writing-mode="lr-tb"/>
      <style:text-properties fo:font-weight="bold" officeooo:rsid="000cd611" officeooo:paragraph-rsid="000cd611" fo:background-color="#ffff00" style:font-weight-asian="bold" style:font-weight-complex="bold"/>
    </style:style>
    <style:style style:name="P41" style:family="paragraph" style:parent-style-name="Standard">
      <style:paragraph-properties fo:line-height="115%" style:writing-mode="lr-tb"/>
      <style:text-properties fo:font-weight="bold" officeooo:rsid="000cd611" officeooo:paragraph-rsid="0033cb42" fo:background-color="#ffff00" style:font-weight-asian="bold" style:font-weight-complex="bold"/>
    </style:style>
    <style:style style:name="P42" style:family="paragraph" style:parent-style-name="Heading_20_2">
      <style:paragraph-properties fo:line-height="115%" style:writing-mode="lr-tb"/>
      <style:text-properties officeooo:paragraph-rsid="004f07b6"/>
    </style:style>
    <style:style style:name="P43" style:family="paragraph" style:parent-style-name="Table_20_Contents">
      <style:text-properties officeooo:paragraph-rsid="0012224c"/>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officeooo:rsid="0012224c" officeooo:paragraph-rsid="0012224c"/>
    </style:style>
    <style:style style:name="P46" style:family="paragraph" style:parent-style-name="Table_20_Contents">
      <style:text-properties officeooo:rsid="00152055" officeooo:paragraph-rsid="00152055"/>
    </style:style>
    <style:style style:name="P47" style:family="paragraph" style:parent-style-name="Table_20_Contents">
      <style:paragraph-properties fo:text-align="center" style:justify-single-word="false"/>
      <style:text-properties officeooo:rsid="002380a8" officeooo:paragraph-rsid="002380a8"/>
    </style:style>
    <style:style style:name="P48" style:family="paragraph" style:parent-style-name="Standard">
      <style:text-properties officeooo:rsid="00152055" officeooo:paragraph-rsid="00152055"/>
    </style:style>
    <style:style style:name="P49" style:family="paragraph" style:parent-style-name="Standard">
      <style:text-properties officeooo:paragraph-rsid="00426d93"/>
    </style:style>
    <style:style style:name="P50" style:family="paragraph" style:parent-style-name="Standard">
      <style:text-properties officeooo:paragraph-rsid="0045bc4c"/>
    </style:style>
    <style:style style:name="P51" style:family="paragraph" style:parent-style-name="Standard">
      <style:text-properties officeooo:paragraph-rsid="004656a3"/>
    </style:style>
    <style:style style:name="P52" style:family="paragraph" style:parent-style-name="Standard">
      <style:text-properties officeooo:paragraph-rsid="0048d9ef"/>
    </style:style>
    <style:style style:name="P53" style:family="paragraph" style:parent-style-name="Standard">
      <style:text-properties officeooo:paragraph-rsid="004f07b6"/>
    </style:style>
    <style:style style:name="P54" style:family="paragraph" style:parent-style-name="Standard">
      <style:text-properties officeooo:paragraph-rsid="004f1850"/>
    </style:style>
    <style:style style:name="P55" style:family="paragraph" style:parent-style-name="Standard">
      <style:text-properties officeooo:paragraph-rsid="00526778"/>
    </style:style>
    <style:style style:name="P56" style:family="paragraph" style:parent-style-name="Standard">
      <style:text-properties officeooo:paragraph-rsid="00541142"/>
    </style:style>
    <style:style style:name="P57" style:family="paragraph" style:parent-style-name="Standard">
      <style:text-properties officeooo:paragraph-rsid="00552070"/>
    </style:style>
    <style:style style:name="P58" style:family="paragraph" style:parent-style-name="Standard">
      <style:text-properties officeooo:paragraph-rsid="005522e8"/>
    </style:style>
    <style:style style:name="P59" style:family="paragraph" style:parent-style-name="Standard">
      <style:text-properties officeooo:paragraph-rsid="0056132d"/>
    </style:style>
    <style:style style:name="P60" style:family="paragraph" style:parent-style-name="Standard">
      <style:text-properties officeooo:paragraph-rsid="005a7528"/>
    </style:style>
    <style:style style:name="P61" style:family="paragraph" style:parent-style-name="Standard">
      <style:text-properties officeooo:paragraph-rsid="005af232"/>
    </style:style>
    <style:style style:name="P62" style:family="paragraph" style:parent-style-name="Standard">
      <style:text-properties officeooo:paragraph-rsid="00602440"/>
    </style:style>
    <style:style style:name="P63" style:family="paragraph" style:parent-style-name="Standard">
      <style:text-properties officeooo:paragraph-rsid="0061c7c1"/>
    </style:style>
    <style:style style:name="P64" style:family="paragraph" style:parent-style-name="Standard">
      <style:text-properties officeooo:paragraph-rsid="00629197"/>
    </style:style>
    <style:style style:name="P65" style:family="paragraph" style:parent-style-name="Footnote">
      <style:text-properties officeooo:paragraph-rsid="004f1850"/>
    </style:style>
    <style:style style:name="P66" style:family="paragraph" style:parent-style-name="Footnote">
      <style:text-properties officeooo:paragraph-rsid="0056132d"/>
    </style:style>
    <style:style style:name="P67" style:family="paragraph" style:parent-style-name="Standard" style:master-page-name="Standard">
      <style:paragraph-properties fo:line-height="115%" style:page-number="auto" fo:break-before="auto" fo:break-after="auto" style:writing-mode="lr-tb"/>
    </style:style>
    <style:style style:name="P68" style:family="paragraph" style:parent-style-name="Standard" style:list-style-name="">
      <style:text-properties officeooo:rsid="0019aac5"/>
    </style:style>
    <style:style style:name="P69" style:family="paragraph" style:parent-style-name="Standard" style:list-style-name="">
      <style:text-properties officeooo:paragraph-rsid="0019ced9"/>
    </style:style>
    <style:style style:name="P70" style:family="paragraph" style:parent-style-name="Standard" style:list-style-name="">
      <style:text-properties officeooo:paragraph-rsid="001e7a52"/>
    </style:style>
    <style:style style:name="P71" style:family="paragraph" style:parent-style-name="Standard" style:list-style-name="">
      <style:text-properties officeooo:paragraph-rsid="001fa499"/>
    </style:style>
    <style:style style:name="P72" style:family="paragraph" style:parent-style-name="Standard" style:list-style-name="">
      <style:text-properties officeooo:paragraph-rsid="00243404"/>
    </style:style>
    <style:style style:name="P73" style:family="paragraph" style:parent-style-name="Standard" style:list-style-name="">
      <style:text-properties officeooo:paragraph-rsid="0025ebfe"/>
    </style:style>
    <style:style style:name="P74" style:family="paragraph" style:parent-style-name="Standard" style:list-style-name="">
      <style:text-properties officeooo:paragraph-rsid="002f9a80"/>
    </style:style>
    <style:style style:name="P75" style:family="paragraph" style:parent-style-name="Standard" style:list-style-name="">
      <style:text-properties officeooo:paragraph-rsid="002fd442"/>
    </style:style>
    <style:style style:name="P76" style:family="paragraph" style:parent-style-name="Standard" style:list-style-name="">
      <style:text-properties officeooo:paragraph-rsid="0033cb42"/>
    </style:style>
    <style:style style:name="P77" style:family="paragraph" style:parent-style-name="Standard" style:list-style-name="">
      <style:text-properties officeooo:paragraph-rsid="0037f84e"/>
    </style:style>
    <style:style style:name="P78" style:family="paragraph" style:parent-style-name="Standard" style:list-style-name="">
      <style:text-properties fo:font-style="normal" officeooo:rsid="0019ced9" officeooo:paragraph-rsid="0019ced9" style:font-style-asian="normal" style:font-style-complex="normal"/>
    </style:style>
    <style:style style:name="P79" style:family="paragraph" style:parent-style-name="Standard" style:list-style-name="">
      <style:paragraph-properties>
        <style:tab-stops>
          <style:tab-stop style:position="6.2398in"/>
        </style:tab-stops>
      </style:paragraph-properties>
      <style:text-properties officeooo:paragraph-rsid="001a5df5"/>
    </style:style>
    <style:style style:name="P80"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81" style:family="paragraph" style:parent-style-name="Standard" style:list-style-name="">
      <style:text-properties officeooo:rsid="001c59ca" officeooo:paragraph-rsid="001c59ca"/>
    </style:style>
    <style:style style:name="P82" style:family="paragraph" style:parent-style-name="Standard" style:list-style-name="">
      <style:text-properties officeooo:rsid="002be863" officeooo:paragraph-rsid="002be863"/>
    </style:style>
    <style:style style:name="P83" style:family="paragraph" style:parent-style-name="Standard" style:list-style-name="">
      <style:text-properties fo:font-weight="normal" officeooo:rsid="00243404" officeooo:paragraph-rsid="00243404" style:font-weight-asian="normal" style:font-weight-complex="normal"/>
    </style:style>
    <style:style style:name="P84" style:family="paragraph" style:parent-style-name="Standard" style:list-style-name="L2">
      <style:text-properties fo:font-weight="normal" officeooo:rsid="004f1850" officeooo:paragraph-rsid="0056132d" style:font-weight-asian="normal" style:font-weight-complex="normal"/>
    </style:style>
    <style:style style:name="P85" style:family="paragraph" style:parent-style-name="Standard">
      <style:text-properties fo:font-weight="normal" officeooo:rsid="0056132d" officeooo:paragraph-rsid="0056132d" style:font-weight-asian="normal" style:font-weight-complex="normal"/>
    </style:style>
    <style:style style:name="P86" style:family="paragraph" style:parent-style-name="Standard" style:list-style-name="">
      <style:text-properties officeooo:rsid="00243404" officeooo:paragraph-rsid="00243404"/>
    </style:style>
    <style:style style:name="P87" style:family="paragraph" style:parent-style-name="Standard" style:list-style-name="">
      <style:text-properties officeooo:rsid="00243404" officeooo:paragraph-rsid="0025ebfe"/>
    </style:style>
    <style:style style:name="P88" style:family="paragraph" style:parent-style-name="Standard" style:list-style-name="L1">
      <style:text-properties officeooo:rsid="00243404" officeooo:paragraph-rsid="00243404"/>
    </style:style>
    <style:style style:name="P89" style:family="paragraph" style:parent-style-name="Standard" style:list-style-name="L1">
      <style:text-properties officeooo:rsid="00243404" officeooo:paragraph-rsid="0025ebfe"/>
    </style:style>
    <style:style style:name="P90" style:family="paragraph" style:parent-style-name="Standard" style:list-style-name="L1"/>
    <style:style style:name="P91" style:family="paragraph" style:parent-style-name="Standard" style:list-style-name="">
      <style:text-properties officeooo:rsid="0028177e" officeooo:paragraph-rsid="002a74a8"/>
    </style:style>
    <style:style style:name="P92" style:family="paragraph" style:parent-style-name="Standard" style:list-style-name="">
      <style:text-properties officeooo:rsid="0028177e" officeooo:paragraph-rsid="002d0b16"/>
    </style:style>
    <style:style style:name="P93" style:family="paragraph" style:parent-style-name="Standard" style:list-style-name="">
      <style:text-properties officeooo:rsid="0028177e" officeooo:paragraph-rsid="002be863"/>
    </style:style>
    <style:style style:name="P94" style:family="paragraph" style:parent-style-name="Standard" style:list-style-name="L2">
      <style:text-properties officeooo:paragraph-rsid="0056132d"/>
    </style:style>
    <style:style style:name="P95" style:family="paragraph" style:parent-style-name="Standard">
      <style:text-properties officeooo:rsid="0062d698"/>
    </style:style>
    <style:style style:name="P96" style:family="paragraph" style:parent-style-name="Standard" style:list-style-name="L3">
      <style:text-properties officeooo:rsid="0062d698" officeooo:paragraph-rsid="0062d698"/>
    </style:style>
    <style:style style:name="P97" style:family="paragraph" style:parent-style-name="Standard">
      <style:text-properties officeooo:rsid="0062d698" officeooo:paragraph-rsid="0062d698"/>
    </style:style>
    <style:style style:name="P98" style:family="paragraph" style:parent-style-name="Standard">
      <style:text-properties officeooo:rsid="0049b4dd" officeooo:paragraph-rsid="0049b4dd"/>
    </style:style>
    <style:style style:name="P99" style:family="paragraph" style:parent-style-name="Standard">
      <style:text-properties fo:font-variant="normal" fo:text-transform="none" fo:color="#282828" style:text-position="0% 100%" style:font-name="Arial1" fo:letter-spacing="normal" officeooo:rsid="004f07b6" officeooo:paragraph-rsid="004f07b6" style:font-name-asian="Arial" style:font-name-complex="Arial"/>
    </style:style>
    <style:style style:name="P100" style:family="paragraph" style:parent-style-name="Standard">
      <style:text-properties fo:font-variant="normal" fo:text-transform="none" fo:color="#282828" style:text-position="0% 100%" style:font-name="Arial1" fo:letter-spacing="normal" officeooo:rsid="004f1850" officeooo:paragraph-rsid="00526778" style:font-name-asian="Arial" style:font-name-complex="Arial"/>
    </style:style>
    <style:style style:name="P101" style:family="paragraph" style:parent-style-name="Standard">
      <style:text-properties fo:font-variant="normal" fo:text-transform="none" fo:color="#282828" style:text-position="0% 100%" style:font-name="Arial1" fo:letter-spacing="normal" officeooo:rsid="00541142" officeooo:paragraph-rsid="00541142" style:font-name-asian="Arial" style:font-name-complex="Arial"/>
    </style:style>
    <style:style style:name="P102" style:family="paragraph" style:parent-style-name="Standard">
      <style:text-properties fo:font-variant="normal" fo:text-transform="none" fo:color="#282828" style:text-position="0% 100%" style:font-name="Arial1" fo:letter-spacing="normal" officeooo:rsid="005a7528" officeooo:paragraph-rsid="005a7528" style:font-name-asian="Arial" style:font-name-complex="Arial"/>
    </style:style>
    <style:style style:name="P103" style:family="paragraph" style:parent-style-name="Standard">
      <style:text-properties fo:font-variant="normal" fo:text-transform="none" fo:color="#282828" style:text-position="0% 100%" style:font-name="Arial1" fo:letter-spacing="normal" officeooo:rsid="005a7528" officeooo:paragraph-rsid="00602440" style:font-name-asian="Arial" style:font-name-complex="Arial"/>
    </style:style>
    <style:style style:name="P104" style:family="paragraph" style:parent-style-name="Standard">
      <style:text-properties fo:font-variant="normal" fo:text-transform="none" fo:color="#282828" style:text-position="0% 100%" style:font-name="Arial1" fo:letter-spacing="normal" officeooo:rsid="005af232" officeooo:paragraph-rsid="005a7528" style:font-name-asian="Arial" style:font-name-complex="Arial"/>
    </style:style>
    <style:style style:name="P105" style:family="paragraph" style:parent-style-name="Standard">
      <style:text-properties fo:font-variant="normal" fo:text-transform="none" fo:color="#282828" style:text-position="0% 100%" style:font-name="Arial1" fo:letter-spacing="normal" officeooo:rsid="005af232" officeooo:paragraph-rsid="00602440" style:font-name-asian="Arial" style:font-name-complex="Arial"/>
    </style:style>
    <style:style style:name="P106" style:family="paragraph" style:parent-style-name="Standard">
      <style:text-properties fo:font-variant="normal" fo:text-transform="none" fo:color="#282828" style:text-position="0% 100%" style:font-name="Arial1" fo:letter-spacing="normal" officeooo:rsid="00629197" officeooo:paragraph-rsid="0061c7c1" style:font-name-asian="Arial" style:font-name-complex="Arial"/>
    </style:style>
    <style:style style:name="P107" style:family="paragraph" style:parent-style-name="Standard">
      <style:text-properties fo:font-variant="normal" fo:text-transform="none" fo:color="#282828" style:text-position="0% 100%" style:font-name="Arial1" fo:letter-spacing="normal" fo:font-weight="bold" officeooo:rsid="005af232" officeooo:paragraph-rsid="005af232" style:font-name-asian="Arial" style:font-weight-asian="bold" style:font-name-complex="Arial" style:font-weight-complex="bold"/>
    </style:style>
    <style:style style:name="P108" style:family="paragraph" style:parent-style-name="Standard">
      <style:text-properties fo:font-variant="normal" fo:text-transform="none" fo:color="#282828" style:text-position="0% 100%" style:font-name="Arial1" fo:letter-spacing="normal" fo:font-weight="normal" officeooo:rsid="005af232" officeooo:paragraph-rsid="00602440" style:font-name-asian="Arial" style:font-weight-asian="normal" style:font-name-complex="Arial" style:font-weight-complex="normal"/>
    </style:style>
    <style:style style:name="P109" style:family="paragraph" style:parent-style-name="Standard" style:list-style-name="L7">
      <style:text-properties officeooo:paragraph-rsid="00541142"/>
    </style:style>
    <style:style style:name="P110" style:family="paragraph" style:parent-style-name="Standard" style:list-style-name="L8">
      <style:text-properties officeooo:paragraph-rsid="00552070"/>
    </style:style>
    <style:style style:name="P111" style:family="paragraph" style:parent-style-name="Standard" style:list-style-name="L9">
      <style:text-properties officeooo:paragraph-rsid="005af232"/>
    </style:style>
    <style:style style:name="P112" style:family="paragraph" style:parent-style-name="Standard">
      <style:text-properties officeooo:paragraph-rsid="00659e13"/>
    </style:style>
    <style:style style:name="P113" style:family="paragraph" style:parent-style-name="Standard" style:list-style-name="LS1">
      <style:paragraph-properties fo:margin-top="0in" fo:margin-bottom="0in" style:contextual-spacing="false" fo:line-height="115%" fo:break-before="auto" fo:break-after="auto" style:writing-mode="lr-tb"/>
    </style:style>
    <style:style style:name="P114" style:family="paragraph" style:parent-style-name="Standard">
      <style:paragraph-properties fo:margin-left="-0.0102in" fo:margin-right="0in" fo:text-indent="0in" style:auto-text-indent="false">
        <style:tab-stops/>
      </style:paragraph-properties>
    </style:style>
    <style:style style:name="P115" style:family="paragraph" style:parent-style-name="Standard">
      <style:paragraph-properties fo:line-height="115%" style:writing-mode="lr-tb"/>
      <style:text-properties officeooo:rsid="003f1e36" officeooo:paragraph-rsid="003f1e36"/>
    </style:style>
    <style:style style:name="P116" style:family="paragraph" style:parent-style-name="Standard" style:list-style-name="L4">
      <style:paragraph-properties fo:line-height="115%" style:writing-mode="lr-tb"/>
      <style:text-properties officeooo:paragraph-rsid="004c6b0d"/>
    </style:style>
    <style:style style:name="P117" style:family="paragraph" style:parent-style-name="Standard" style:list-style-name="L5">
      <style:paragraph-properties fo:line-height="115%" style:writing-mode="lr-tb"/>
      <style:text-properties officeooo:paragraph-rsid="004dc58f"/>
    </style:style>
    <style:style style:name="P118" style:family="paragraph" style:parent-style-name="Standard" style:list-style-name="L6">
      <style:paragraph-properties fo:line-height="115%" style:writing-mode="lr-tb"/>
      <style:text-properties officeooo:paragraph-rsid="004dc58f"/>
    </style:style>
    <style:style style:name="P119" style:family="paragraph" style:parent-style-name="Standard" style:list-style-name="L4">
      <style:paragraph-properties fo:line-height="115%" style:writing-mode="lr-tb"/>
      <style:text-properties officeooo:rsid="004c6b0d" officeooo:paragraph-rsid="004c6b0d"/>
    </style:style>
    <style:style style:name="P120" style:family="paragraph" style:parent-style-name="Standard" style:list-style-name="L4">
      <style:paragraph-properties fo:line-height="115%" style:writing-mode="lr-tb"/>
      <style:text-properties officeooo:rsid="004dbedf" officeooo:paragraph-rsid="004dbedf"/>
    </style:style>
    <style:style style:name="P121" style:family="paragraph" style:parent-style-name="Standard">
      <style:paragraph-properties fo:line-height="115%" style:writing-mode="lr-tb"/>
      <style:text-properties officeooo:rsid="004dbedf" officeooo:paragraph-rsid="004dbedf"/>
    </style:style>
    <style:style style:name="P122" style:family="paragraph" style:parent-style-name="Standard" style:list-style-name="L5">
      <style:paragraph-properties fo:line-height="115%" style:writing-mode="lr-tb"/>
      <style:text-properties officeooo:rsid="004dc58f" officeooo:paragraph-rsid="004dc58f"/>
    </style:style>
    <style:style style:name="P123" style:family="paragraph" style:parent-style-name="Standard">
      <style:paragraph-properties fo:line-height="115%" fo:text-align="center" style:justify-single-word="false" style:writing-mode="lr-tb"/>
      <style:text-properties officeooo:rsid="004dc58f" officeooo:paragraph-rsid="004dc58f"/>
    </style:style>
    <style:style style:name="P124" style:family="paragraph" style:parent-style-name="Standard">
      <style:paragraph-properties fo:line-height="115%" style:writing-mode="lr-tb"/>
      <style:text-properties fo:font-variant="normal" fo:text-transform="none" fo:color="#282828" style:text-position="0% 100%" style:font-name="Arial1" fo:letter-spacing="normal" fo:font-weight="normal" officeooo:rsid="00629197" officeooo:paragraph-rsid="00629197" style:font-name-asian="Arial" style:font-weight-asian="normal" style:font-name-complex="Arial" style:font-weight-complex="normal"/>
    </style:style>
    <style:style style:name="P125" style:family="paragraph" style:parent-style-name="Standard">
      <style:paragraph-properties fo:line-height="115%" style:writing-mode="lr-tb"/>
      <style:text-properties fo:font-variant="normal" fo:text-transform="none" fo:color="#282828" style:text-position="0% 100%" style:font-name="Arial1" fo:letter-spacing="normal" fo:font-weight="normal" officeooo:rsid="005af232" officeooo:paragraph-rsid="005af232" style:font-name-asian="Arial" style:font-weight-asian="normal" style:font-name-complex="Arial" style:font-weight-complex="normal"/>
    </style:style>
    <style:style style:name="P126" style:family="paragraph" style:parent-style-name="Standard">
      <style:paragraph-properties fo:margin-left="0.0102in" fo:margin-right="0in" fo:text-indent="0in" style:auto-text-indent="false"/>
      <style:text-properties officeooo:rsid="003f1e36" officeooo:paragraph-rsid="003f1e36"/>
    </style:style>
    <style:style style:name="P127" style:family="paragraph" style:parent-style-name="Standard">
      <style:paragraph-properties fo:background-color="transparent">
        <style:background-image/>
      </style:paragraph-properties>
      <style:text-properties officeooo:paragraph-rsid="00656338"/>
    </style:style>
    <style:style style:name="P128" style:family="paragraph" style:parent-style-name="Heading_20_1">
      <style:paragraph-properties fo:line-height="115%" fo:break-before="auto" fo:break-after="auto" style:writing-mode="lr-tb"/>
    </style:style>
    <style:style style:name="P129" style:family="paragraph" style:parent-style-name="Heading_20_1" style:list-style-name="">
      <style:paragraph-properties fo:line-height="115%" style:writing-mode="lr-tb"/>
      <style:text-properties officeooo:paragraph-rsid="00176e0a"/>
    </style:style>
    <style:style style:name="P130" style:family="paragraph" style:parent-style-name="Heading_20_1" style:list-style-name="">
      <style:paragraph-properties fo:line-height="115%" style:writing-mode="lr-tb"/>
      <style:text-properties officeooo:paragraph-rsid="0019aac5"/>
    </style:style>
    <style:style style:name="P131" style:family="paragraph" style:parent-style-name="Heading_20_1" style:list-style-name="">
      <style:paragraph-properties fo:line-height="115%" style:writing-mode="lr-tb"/>
      <style:text-properties officeooo:paragraph-rsid="001925ec"/>
    </style:style>
    <style:style style:name="P132" style:family="paragraph" style:parent-style-name="Heading_20_1" style:list-style-name="">
      <style:paragraph-properties fo:line-height="115%" style:writing-mode="lr-tb"/>
      <style:text-properties officeooo:paragraph-rsid="001e7a52"/>
    </style:style>
    <style:style style:name="P133" style:family="paragraph" style:parent-style-name="Heading_20_1">
      <style:paragraph-properties fo:line-height="115%" style:writing-mode="lr-tb"/>
    </style:style>
    <style:style style:name="P134" style:family="paragraph" style:parent-style-name="Heading_20_1">
      <style:paragraph-properties fo:line-height="115%" style:writing-mode="lr-tb"/>
      <style:text-properties officeooo:paragraph-rsid="00176e0a"/>
    </style:style>
    <style:style style:name="P135" style:family="paragraph" style:parent-style-name="Heading_20_1" style:list-style-name=""/>
    <style:style style:name="P136" style:family="paragraph" style:parent-style-name="Heading_20_2">
      <style:paragraph-properties fo:line-height="115%" fo:break-before="auto" fo:break-after="auto" style:writing-mode="lr-tb"/>
    </style:style>
    <style:style style:name="P137" style:family="paragraph" style:parent-style-name="Heading_20_2">
      <style:paragraph-properties fo:line-height="115%" fo:break-before="auto" fo:break-after="auto" style:writing-mode="lr-tb"/>
      <style:text-properties officeooo:paragraph-rsid="003a5aea"/>
    </style:style>
    <style:style style:name="P138" style:family="paragraph" style:parent-style-name="Heading_20_2">
      <style:paragraph-properties fo:line-height="115%" fo:break-before="auto" fo:break-after="auto" fo:background-color="#ffff00" style:writing-mode="lr-tb">
        <style:background-image/>
      </style:paragraph-properties>
    </style:style>
    <style:style style:name="P139" style:family="paragraph" style:parent-style-name="Heading_20_2">
      <style:paragraph-properties fo:line-height="115%" style:writing-mode="lr-tb"/>
    </style:style>
    <style:style style:name="P140" style:family="paragraph" style:parent-style-name="Heading_20_2">
      <style:paragraph-properties fo:line-height="115%" style:writing-mode="lr-tb"/>
      <style:text-properties officeooo:paragraph-rsid="003b25d2"/>
    </style:style>
    <style:style style:name="P141" style:family="paragraph" style:parent-style-name="Heading_20_2">
      <style:paragraph-properties fo:line-height="115%" style:writing-mode="lr-tb"/>
      <style:text-properties officeooo:paragraph-rsid="003e302e"/>
    </style:style>
    <style:style style:name="P142" style:family="paragraph" style:parent-style-name="Heading_20_2">
      <style:paragraph-properties fo:margin-top="0in" fo:margin-bottom="0in" style:contextual-spacing="false" fo:line-height="115%" fo:break-before="auto" fo:break-after="auto" style:writing-mode="lr-tb"/>
    </style:style>
    <style:style style:name="P143" style:family="paragraph" style:parent-style-name="Heading_20_2">
      <style:paragraph-properties fo:margin-top="0in" fo:margin-bottom="0in" style:contextual-spacing="false" fo:line-height="115%" fo:break-before="auto" fo:break-after="auto" style:writing-mode="lr-tb"/>
      <style:text-properties officeooo:paragraph-rsid="0045bc4c"/>
    </style:style>
    <style:style style:name="P144"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145"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officeooo:paragraph-rsid="004324b0" style:font-name-asian="Courier New" style:font-size-asian="9pt" style:font-weight-asian="normal" style:font-name-complex="Courier New" style:font-size-complex="9pt" style:font-weight-complex="normal"/>
    </style:style>
    <style:style style:name="P146" style:family="paragraph" style:parent-style-name="Title" style:master-page-name="Standard">
      <style:paragraph-properties fo:line-height="115%" style:page-number="auto" fo:break-before="auto" fo:break-after="auto" style:writing-mode="lr-tb"/>
      <style:text-properties officeooo:rsid="00641375" officeooo:paragraph-rsid="00641375"/>
    </style:style>
    <style:style style:name="P147" style:family="paragraph" style:parent-style-name="Analyticky_20_List">
      <style:paragraph-properties fo:margin-left="0in" fo:margin-right="0in" fo:text-align="justify" style:justify-single-word="false" fo:text-indent="0.3937in" style:auto-text-indent="false"/>
      <style:text-properties officeooo:paragraph-rsid="00656338"/>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399922" style:font-weight-asian="bold" style:font-weight-complex="bold"/>
    </style:style>
    <style:style style:name="T5" style:family="text">
      <style:text-properties fo:font-weight="bold" officeooo:rsid="004b243c" style:font-weight-asian="bold" style:font-weight-complex="bold"/>
    </style:style>
    <style:style style:name="T6" style:family="text">
      <style:text-properties fo:font-weight="bold" officeooo:rsid="004dbedf" style:font-weight-asian="bold" style:font-weight-complex="bold"/>
    </style:style>
    <style:style style:name="T7" style:family="text">
      <style:text-properties fo:font-weight="bold" officeooo:rsid="004dc58f"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size="10pt" style:font-size-asian="10pt" style:font-size-complex="10pt"/>
    </style:style>
    <style:style style:name="T11" style:family="text">
      <style:text-properties fo:background-color="#ffff00"/>
    </style:style>
    <style:style style:name="T12" style:family="text">
      <style:text-properties officeooo:rsid="00152055" fo:background-color="#ffff00"/>
    </style:style>
    <style:style style:name="T13" style:family="text">
      <style:text-properties officeooo:rsid="002be863" fo:background-color="#ffff00"/>
    </style:style>
    <style:style style:name="T14" style:family="text">
      <style:text-properties officeooo:rsid="002f9a80" fo:background-color="#ffff00"/>
    </style:style>
    <style:style style:name="T15" style:family="text">
      <style:text-properties officeooo:rsid="003a5ae8" fo:background-color="#ffff00"/>
    </style:style>
    <style:style style:name="T16" style:family="text">
      <style:text-properties style:font-name="Arial" fo:font-size="11pt" fo:font-weight="normal" style:font-name-asian="Arial" style:font-size-asian="11pt" style:font-weight-asian="normal" style:font-name-complex="Arial" style:font-size-complex="11pt" style:font-weight-complex="normal"/>
    </style:style>
    <style:style style:name="T17"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8" style:family="text">
      <style:text-properties style:font-name="Courier New" fo:font-size="9pt" style:font-name-asian="Courier New" style:font-size-asian="9pt" style:font-name-complex="Courier New" style:font-size-complex="9pt"/>
    </style:style>
    <style:style style:name="T19" style:family="text">
      <style:text-properties officeooo:rsid="0009b951"/>
    </style:style>
    <style:style style:name="T20" style:family="text">
      <style:text-properties officeooo:rsid="0009c2b9"/>
    </style:style>
    <style:style style:name="T21" style:family="text">
      <style:text-properties officeooo:rsid="000b7225"/>
    </style:style>
    <style:style style:name="T22" style:family="text">
      <style:text-properties officeooo:rsid="000cd611"/>
    </style:style>
    <style:style style:name="T23" style:family="text">
      <style:text-properties officeooo:rsid="000eab30"/>
    </style:style>
    <style:style style:name="T24" style:family="text">
      <style:text-properties officeooo:rsid="0012224c"/>
    </style:style>
    <style:style style:name="T25" style:family="text">
      <style:text-properties officeooo:rsid="00152055"/>
    </style:style>
    <style:style style:name="T26" style:family="text">
      <style:text-properties officeooo:rsid="00156bc2"/>
    </style:style>
    <style:style style:name="T27" style:family="text">
      <style:text-properties officeooo:rsid="00160417"/>
    </style:style>
    <style:style style:name="T28" style:family="text">
      <style:text-properties officeooo:rsid="001654b1"/>
    </style:style>
    <style:style style:name="T29" style:family="text">
      <style:text-properties officeooo:rsid="00176e0a"/>
    </style:style>
    <style:style style:name="T30" style:family="text">
      <style:text-properties officeooo:rsid="001925ec"/>
    </style:style>
    <style:style style:name="T31" style:family="text">
      <style:text-properties officeooo:rsid="0019aac5"/>
    </style:style>
    <style:style style:name="T32" style:family="text">
      <style:text-properties fo:font-style="italic" officeooo:rsid="0019aac5" style:font-style-asian="italic" style:font-style-complex="italic"/>
    </style:style>
    <style:style style:name="T33" style:family="text">
      <style:text-properties fo:font-style="italic" officeooo:rsid="001a5df5" style:font-style-asian="italic" style:font-style-complex="italic"/>
    </style:style>
    <style:style style:name="T34" style:family="text">
      <style:text-properties fo:font-style="italic" officeooo:rsid="002a74a8" style:font-style-asian="italic" style:font-style-complex="italic"/>
    </style:style>
    <style:style style:name="T35" style:family="text">
      <style:text-properties fo:font-style="italic" officeooo:rsid="002d0b16" style:font-style-asian="italic" style:font-style-complex="italic"/>
    </style:style>
    <style:style style:name="T36" style:family="text">
      <style:text-properties fo:font-style="normal" officeooo:rsid="0019aac5" style:font-style-asian="normal" style:font-style-complex="normal"/>
    </style:style>
    <style:style style:name="T37" style:family="text">
      <style:text-properties fo:font-style="normal" officeooo:rsid="0019ced9" style:font-style-asian="normal" style:font-style-complex="normal"/>
    </style:style>
    <style:style style:name="T38" style:family="text">
      <style:text-properties fo:font-style="normal" officeooo:rsid="001a5df5" style:font-style-asian="normal" style:font-style-complex="normal"/>
    </style:style>
    <style:style style:name="T39" style:family="text">
      <style:text-properties fo:font-style="normal" officeooo:rsid="002a74a8" style:font-style-asian="normal" style:font-style-complex="normal"/>
    </style:style>
    <style:style style:name="T40" style:family="text">
      <style:text-properties fo:font-style="normal" officeooo:rsid="002be863" style:font-style-asian="normal" style:font-style-complex="normal"/>
    </style:style>
    <style:style style:name="T41" style:family="text">
      <style:text-properties fo:font-style="normal" officeooo:rsid="002d0b16" style:font-style-asian="normal" style:font-style-complex="normal"/>
    </style:style>
    <style:style style:name="T42" style:family="text">
      <style:text-properties fo:font-style="normal" officeooo:rsid="00327698" style:font-style-asian="normal" style:font-style-complex="normal"/>
    </style:style>
    <style:style style:name="T43" style:family="text">
      <style:text-properties fo:font-style="normal" officeooo:rsid="0033cb42" style:font-style-asian="normal" style:font-style-complex="normal"/>
    </style:style>
    <style:style style:name="T44" style:family="text">
      <style:text-properties fo:font-style="normal" officeooo:rsid="00360a5b" style:font-style-asian="normal" style:font-style-complex="normal"/>
    </style:style>
    <style:style style:name="T45" style:family="text">
      <style:text-properties fo:font-style="normal" officeooo:rsid="0037f84e" style:font-style-asian="normal" style:font-style-complex="normal"/>
    </style:style>
    <style:style style:name="T46" style:family="text">
      <style:text-properties fo:font-style="normal" fo:font-weight="bold" officeooo:rsid="002d0b16" style:font-style-asian="normal" style:font-weight-asian="bold" style:font-style-complex="normal" style:font-weight-complex="bold"/>
    </style:style>
    <style:style style:name="T47" style:family="text">
      <style:text-properties officeooo:rsid="0019ced9"/>
    </style:style>
    <style:style style:name="T48" style:family="text">
      <style:text-properties officeooo:rsid="001a5df5"/>
    </style:style>
    <style:style style:name="T49" style:family="text">
      <style:text-properties officeooo:rsid="001ccd75"/>
    </style:style>
    <style:style style:name="T50" style:family="text">
      <style:text-properties officeooo:rsid="001e7a52"/>
    </style:style>
    <style:style style:name="T51" style:family="text">
      <style:text-properties officeooo:rsid="001fa499"/>
    </style:style>
    <style:style style:name="T52" style:family="text">
      <style:text-properties fo:font-weight="normal" officeooo:rsid="001fa499" style:font-weight-asian="normal" style:font-weight-complex="normal"/>
    </style:style>
    <style:style style:name="T53" style:family="text">
      <style:text-properties fo:font-weight="normal" officeooo:rsid="002014c5" style:font-weight-asian="normal" style:font-weight-complex="normal"/>
    </style:style>
    <style:style style:name="T54" style:family="text">
      <style:text-properties fo:font-weight="normal" officeooo:rsid="002380a8" style:font-weight-asian="normal" style:font-weight-complex="normal"/>
    </style:style>
    <style:style style:name="T55" style:family="text">
      <style:text-properties fo:font-weight="normal" officeooo:rsid="00243404" style:font-weight-asian="normal" style:font-weight-complex="normal"/>
    </style:style>
    <style:style style:name="T56" style:family="text">
      <style:text-properties fo:font-weight="normal" officeooo:rsid="004f1850" style:font-weight-asian="normal" style:font-weight-complex="normal"/>
    </style:style>
    <style:style style:name="T57" style:family="text">
      <style:text-properties fo:font-weight="normal" officeooo:rsid="0056132d" style:font-weight-asian="normal" style:font-weight-complex="normal"/>
    </style:style>
    <style:style style:name="T58" style:family="text">
      <style:text-properties officeooo:rsid="00243404"/>
    </style:style>
    <style:style style:name="T59" style:family="text">
      <style:text-properties style:font-name="DejaVu Sans Mono" fo:font-size="11pt" fo:font-style="normal" fo:font-weight="normal" style:font-size-asian="11pt" style:font-style-asian="normal" style:font-weight-asian="normal"/>
    </style:style>
    <style:style style:name="T60" style:family="text">
      <style:text-properties style:font-name="DejaVu Sans Mono" fo:font-size="11pt" fo:font-style="normal" fo:font-weight="normal" officeooo:rsid="00243404" style:font-size-asian="11pt" style:font-style-asian="normal" style:font-weight-asian="normal" style:font-weight-complex="normal"/>
    </style:style>
    <style:style style:name="T61" style:family="text">
      <style:text-properties officeooo:rsid="0025ebfe"/>
    </style:style>
    <style:style style:name="T62" style:family="text">
      <style:text-properties officeooo:rsid="0028177e"/>
    </style:style>
    <style:style style:name="T63" style:family="text">
      <style:text-properties officeooo:rsid="002a365c"/>
    </style:style>
    <style:style style:name="T64" style:family="text">
      <style:text-properties officeooo:rsid="002a74a8"/>
    </style:style>
    <style:style style:name="T65" style:family="text">
      <style:text-properties officeooo:rsid="002be863"/>
    </style:style>
    <style:style style:name="T66" style:family="text">
      <style:text-properties officeooo:rsid="002daf98"/>
    </style:style>
    <style:style style:name="T67" style:family="text">
      <style:text-properties officeooo:rsid="002f9a80"/>
    </style:style>
    <style:style style:name="T68" style:family="text">
      <style:text-properties officeooo:rsid="002fd442"/>
    </style:style>
    <style:style style:name="T69" style:family="text">
      <style:text-properties officeooo:rsid="00327698"/>
    </style:style>
    <style:style style:name="T70" style:family="text">
      <style:text-properties officeooo:rsid="0033cb42"/>
    </style:style>
    <style:style style:name="T71" style:family="text">
      <style:text-properties officeooo:rsid="0037f84e"/>
    </style:style>
    <style:style style:name="T72" style:family="text">
      <style:text-properties officeooo:rsid="00399922"/>
    </style:style>
    <style:style style:name="T73" style:family="text">
      <style:text-properties officeooo:rsid="003a5ae8"/>
    </style:style>
    <style:style style:name="T74" style:family="text">
      <style:text-properties officeooo:rsid="003a5aea"/>
    </style:style>
    <style:style style:name="T75" style:family="text">
      <style:text-properties officeooo:rsid="003b25d2"/>
    </style:style>
    <style:style style:name="T76" style:family="text">
      <style:text-properties officeooo:rsid="003c651c"/>
    </style:style>
    <style:style style:name="T77" style:family="text">
      <style:text-properties officeooo:rsid="003d992f"/>
    </style:style>
    <style:style style:name="T78" style:family="text">
      <style:text-properties officeooo:rsid="003e302e"/>
    </style:style>
    <style:style style:name="T79" style:family="text">
      <style:text-properties officeooo:rsid="003f1e36"/>
    </style:style>
    <style:style style:name="T80" style:family="text">
      <style:text-properties officeooo:rsid="00411e0b"/>
    </style:style>
    <style:style style:name="T81" style:family="text">
      <style:text-properties officeooo:rsid="00426d93"/>
    </style:style>
    <style:style style:name="T82" style:family="text">
      <style:text-properties officeooo:rsid="0042b41c"/>
    </style:style>
    <style:style style:name="T83" style:family="text">
      <style:text-properties officeooo:rsid="004324b0"/>
    </style:style>
    <style:style style:name="T84" style:family="text">
      <style:text-properties officeooo:rsid="0045bc4c"/>
    </style:style>
    <style:style style:name="T85" style:family="text">
      <style:text-properties officeooo:rsid="00461902"/>
    </style:style>
    <style:style style:name="T86" style:family="text">
      <style:text-properties officeooo:rsid="004656a3"/>
    </style:style>
    <style:style style:name="T87" style:family="text">
      <style:text-properties officeooo:rsid="00474258"/>
    </style:style>
    <style:style style:name="T88" style:family="text">
      <style:text-properties officeooo:rsid="00489b66"/>
    </style:style>
    <style:style style:name="T89" style:family="text">
      <style:text-properties officeooo:rsid="0049b4dd"/>
    </style:style>
    <style:style style:name="T90" style:family="text">
      <style:text-properties officeooo:rsid="004a30e6"/>
    </style:style>
    <style:style style:name="T91" style:family="text">
      <style:text-properties officeooo:rsid="004ac089"/>
    </style:style>
    <style:style style:name="T92" style:family="text">
      <style:text-properties officeooo:rsid="004b243c"/>
    </style:style>
    <style:style style:name="T93" style:family="text">
      <style:text-properties officeooo:rsid="004c6b0d"/>
    </style:style>
    <style:style style:name="T94" style:family="text">
      <style:text-properties officeooo:rsid="004dbedf"/>
    </style:style>
    <style:style style:name="T95" style:family="text">
      <style:text-properties officeooo:rsid="004dc58f"/>
    </style:style>
    <style:style style:name="T96" style:family="text">
      <style:text-properties style:font-name="Arial1" officeooo:rsid="004dc58f" style:font-name-asian="Arial" style:font-name-complex="Arial"/>
    </style:style>
    <style:style style:name="T97" style:family="text">
      <style:text-properties style:text-position="sub 58%" style:font-name="Arial1" officeooo:rsid="004dc58f" style:font-name-asian="Arial" style:font-name-complex="Arial"/>
    </style:style>
    <style:style style:name="T98" style:family="text">
      <style:text-properties style:text-position="sub 58%" officeooo:rsid="004dc58f"/>
    </style:style>
    <style:style style:name="T99" style:family="text">
      <style:text-properties style:text-position="sub 58%" fo:font-weight="bold" officeooo:rsid="004dc58f" style:font-weight-asian="bold" style:font-weight-complex="bold"/>
    </style:style>
    <style:style style:name="T100" style:family="text">
      <style:text-properties fo:font-variant="normal" fo:text-transform="none" fo:color="#282828" style:font-name="Arial1" fo:letter-spacing="normal" officeooo:rsid="004dc58f" style:font-name-asian="Arial" style:font-name-complex="Arial"/>
    </style:style>
    <style:style style:name="T101" style:family="text">
      <style:text-properties fo:font-variant="normal" fo:text-transform="none" fo:color="#282828" style:text-position="sub 58%" style:font-name="Arial1" fo:letter-spacing="normal" officeooo:rsid="004dc58f" style:font-name-asian="Arial" style:font-name-complex="Arial"/>
    </style:style>
    <style:style style:name="T102" style:family="text">
      <style:text-properties fo:font-variant="normal" fo:text-transform="none" fo:color="#282828" style:text-position="sub 58%" style:font-name="Arial1" fo:letter-spacing="normal" fo:font-weight="normal" officeooo:rsid="005af232" style:font-name-asian="Arial" style:font-weight-asian="normal" style:font-name-complex="Arial" style:font-weight-complex="normal"/>
    </style:style>
    <style:style style:name="T103" style:family="text">
      <style:text-properties fo:font-variant="normal" fo:text-transform="none" fo:color="#282828" style:text-position="0% 100%" style:font-name="Arial1" fo:letter-spacing="normal" officeooo:rsid="004dc58f" style:font-name-asian="Arial" style:font-name-complex="Arial"/>
    </style:style>
    <style:style style:name="T104" style:family="text">
      <style:text-properties fo:font-variant="normal" fo:text-transform="none" fo:color="#282828" style:text-position="0% 100%" style:font-name="Arial1" fo:letter-spacing="normal" officeooo:rsid="004f07b6" style:font-name-asian="Arial" style:font-name-complex="Arial"/>
    </style:style>
    <style:style style:name="T105" style:family="text">
      <style:text-properties fo:font-variant="normal" fo:text-transform="none" fo:color="#282828" style:text-position="0% 100%" style:font-name="Arial1" fo:letter-spacing="normal" officeooo:rsid="00411e0b" style:font-name-asian="Arial" style:font-name-complex="Arial"/>
    </style:style>
    <style:style style:name="T106" style:family="text">
      <style:text-properties fo:font-variant="normal" fo:text-transform="none" fo:color="#282828" style:text-position="0% 100%" style:font-name="Arial1" fo:letter-spacing="normal" officeooo:rsid="00461902" style:font-name-asian="Arial" style:font-name-complex="Arial"/>
    </style:style>
    <style:style style:name="T107" style:family="text">
      <style:text-properties fo:font-variant="normal" fo:text-transform="none" fo:color="#282828" style:text-position="0% 100%" style:font-name="Arial1" fo:letter-spacing="normal" officeooo:rsid="004f1850" style:font-name-asian="Arial" style:font-name-complex="Arial"/>
    </style:style>
    <style:style style:name="T108" style:family="text">
      <style:text-properties fo:font-variant="normal" fo:text-transform="none" fo:color="#282828" style:text-position="0% 100%" style:font-name="Arial1" fo:letter-spacing="normal" officeooo:rsid="005109a0" style:font-name-asian="Arial" style:font-name-complex="Arial"/>
    </style:style>
    <style:style style:name="T109" style:family="text">
      <style:text-properties fo:font-variant="normal" fo:text-transform="none" fo:color="#282828" style:text-position="0% 100%" style:font-name="Arial1" fo:letter-spacing="normal" officeooo:rsid="00526778" style:font-name-asian="Arial" style:font-name-complex="Arial"/>
    </style:style>
    <style:style style:name="T110" style:family="text">
      <style:text-properties fo:font-variant="normal" fo:text-transform="none" fo:color="#282828" style:text-position="0% 100%" style:font-name="Arial1" fo:letter-spacing="normal" officeooo:rsid="00541142" style:font-name-asian="Arial" style:font-name-complex="Arial"/>
    </style:style>
    <style:style style:name="T111" style:family="text">
      <style:text-properties fo:font-variant="normal" fo:text-transform="none" fo:color="#282828" style:text-position="0% 100%" style:font-name="Arial1" fo:letter-spacing="normal" officeooo:rsid="00552070" style:font-name-asian="Arial" style:font-name-complex="Arial"/>
    </style:style>
    <style:style style:name="T112" style:family="text">
      <style:text-properties fo:font-variant="normal" fo:text-transform="none" fo:color="#282828" style:text-position="0% 100%" style:font-name="Arial1" fo:letter-spacing="normal" officeooo:rsid="005522e8" style:font-name-asian="Arial" style:font-name-complex="Arial"/>
    </style:style>
    <style:style style:name="T113" style:family="text">
      <style:text-properties fo:font-variant="normal" fo:text-transform="none" fo:color="#282828" style:text-position="0% 100%" style:font-name="Arial1" fo:letter-spacing="normal" officeooo:rsid="0058b26a" style:font-name-asian="Arial" style:font-name-complex="Arial"/>
    </style:style>
    <style:style style:name="T114" style:family="text">
      <style:text-properties fo:font-variant="normal" fo:text-transform="none" fo:color="#282828" style:text-position="0% 100%" style:font-name="Arial1" fo:letter-spacing="normal" officeooo:rsid="005a7528" style:font-name-asian="Arial" style:font-name-complex="Arial"/>
    </style:style>
    <style:style style:name="T115" style:family="text">
      <style:text-properties fo:font-variant="normal" fo:text-transform="none" fo:color="#282828" style:text-position="0% 100%" style:font-name="Arial1" fo:letter-spacing="normal" officeooo:rsid="005af232" style:font-name-asian="Arial" style:font-name-complex="Arial"/>
    </style:style>
    <style:style style:name="T116" style:family="text">
      <style:text-properties fo:font-variant="normal" fo:text-transform="none" fo:color="#282828" style:text-position="0% 100%" style:font-name="Arial1" fo:letter-spacing="normal" officeooo:rsid="005e2bec" style:font-name-asian="Arial" style:font-name-complex="Arial"/>
    </style:style>
    <style:style style:name="T117" style:family="text">
      <style:text-properties fo:font-variant="normal" fo:text-transform="none" fo:color="#282828" style:text-position="0% 100%" style:font-name="Arial1" fo:letter-spacing="normal" officeooo:rsid="00602440" style:font-name-asian="Arial" style:font-name-complex="Arial"/>
    </style:style>
    <style:style style:name="T118" style:family="text">
      <style:text-properties fo:font-variant="normal" fo:text-transform="none" fo:color="#282828" style:text-position="0% 100%" style:font-name="Arial1" fo:letter-spacing="normal" officeooo:rsid="0061c7c1" style:font-name-asian="Arial" style:font-name-complex="Arial"/>
    </style:style>
    <style:style style:name="T119" style:family="text">
      <style:text-properties fo:font-variant="normal" fo:text-transform="none" fo:color="#282828" style:text-position="0% 100%" style:font-name="Arial1" fo:letter-spacing="normal" officeooo:rsid="00629197" style:font-name-asian="Arial" style:font-name-complex="Arial"/>
    </style:style>
    <style:style style:name="T120"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21"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22"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23"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24"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25"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26"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27"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28"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29" style:family="text">
      <style:text-properties fo:font-variant="normal" fo:text-transform="none" fo:color="#282828" style:text-position="0% 100%" style:font-name="Arial1" fo:letter-spacing="normal" fo:font-weight="normal" officeooo:rsid="005cac7b" style:font-name-asian="Arial" style:font-weight-asian="normal" style:font-name-complex="Arial" style:font-weight-complex="normal"/>
    </style:style>
    <style:style style:name="T130" style:family="text">
      <style:text-properties fo:font-variant="normal" fo:text-transform="none" fo:color="#282828" style:text-position="0% 100%" style:font-name="Arial1" fo:letter-spacing="normal" fo:font-weight="normal" officeooo:rsid="005e2bec" style:font-name-asian="Arial" style:font-weight-asian="normal" style:font-name-complex="Arial" style:font-weight-complex="normal"/>
    </style:style>
    <style:style style:name="T131" style:family="text">
      <style:text-properties fo:font-variant="normal" fo:text-transform="none" fo:color="#282828" style:text-position="0% 100%" style:font-name="Arial1" fo:letter-spacing="normal" fo:font-weight="normal" officeooo:rsid="00602440" style:font-name-asian="Arial" style:font-weight-asian="normal" style:font-name-complex="Arial" style:font-weight-complex="normal"/>
    </style:style>
    <style:style style:name="T132" style:family="text">
      <style:text-properties fo:font-variant="normal" fo:text-transform="none" fo:color="#282828" style:text-position="0% 100%" style:font-name="Arial1" fo:letter-spacing="normal" fo:font-weight="normal" officeooo:rsid="0061c7c1" style:font-name-asian="Arial" style:font-weight-asian="normal" style:font-name-complex="Arial" style:font-weight-complex="normal"/>
    </style:style>
    <style:style style:name="T133" style:family="text">
      <style:text-properties fo:font-variant="normal" fo:text-transform="none" fo:color="#282828" style:text-position="0% 100%" style:font-name="Arial1" fo:letter-spacing="normal" fo:font-weight="normal" officeooo:rsid="00629197" style:font-name-asian="Arial" style:font-weight-asian="normal" style:font-name-complex="Arial" style:font-weight-complex="normal"/>
    </style:style>
    <style:style style:name="T134" style:family="text">
      <style:text-properties officeooo:rsid="004f1850"/>
    </style:style>
    <style:style style:name="T135" style:family="text">
      <style:text-properties officeooo:rsid="005522e8"/>
    </style:style>
    <style:style style:name="T136" style:family="text">
      <style:text-properties officeooo:rsid="0056132d"/>
    </style:style>
    <style:style style:name="T137" style:family="text">
      <style:text-properties officeooo:rsid="005784f5"/>
    </style:style>
    <style:style style:name="T138" style:family="text">
      <style:text-properties officeooo:rsid="005af232"/>
    </style:style>
    <style:style style:name="T139" style:family="text">
      <style:text-properties officeooo:rsid="005e2bec"/>
    </style:style>
    <style:style style:name="T140" style:family="text">
      <style:text-properties officeooo:rsid="00629197"/>
    </style:style>
    <style:style style:name="T141" style:family="text">
      <style:text-properties officeooo:rsid="0062d698"/>
    </style:style>
    <style:style style:name="T142" style:family="text">
      <style:text-properties officeooo:rsid="00656338"/>
    </style:style>
    <style:style style:name="T143" style:family="text">
      <style:text-properties officeooo:rsid="00656338" fo:background-color="transparent"/>
    </style:style>
    <style:style style:name="T144" style:family="text">
      <style:text-properties officeooo:rsid="00659e13"/>
    </style:style>
    <style:style style:name="T145" style:family="text">
      <style:text-properties officeooo:rsid="00669c4d"/>
    </style:style>
    <style:style style:name="T146" style:family="text">
      <style:text-properties officeooo:rsid="00677b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Abstrakt <text:span text:style-name="T142">SK</text:span></text:p>
      <text:p text:style-name="P127"><text:span text:style-name="T142">V tejto práci sme sa zaoberali automatizáciou zvýrazňovania syntaxe pre jazyky modelované v nástroji YajCo. </text:span><text:span text:style-name="T143">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ext:p text:style-name="P127"><text:span text:style-name="T143"/></text:p>
      <text:p text:style-name="P127"><text:span text:style-name="T143"/></text:p>
      <text:p text:style-name="P112"><text:span text:style-name="T142">In this paper we focused on automating syntax highliting for languages modelled in the tool YajCo. Main goal of the paper was to find methods suitable for </text:span><text:span text:style-name="T144">grammar </text:span><text:span text:style-name="T142">analysis </text:span><text:span text:style-name="T144">and generating configuration for different </text:span>tools<text:span text:style-name="T142"> </text:span><text:span text:style-name="T144">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text:span><text:span text:style-name="T145">and and an output for editors Kate and Gedit. We are closing the paper with a methods suitable for analysis of regular expressions, a method for translating regular expressions into Deterministic Finite Automata and operation applicable to such a reprezentation of the regular lan</text:span><text:span text:style-name="T146">g</text:span><text:span text:style-name="T145">uage.</text:span></text:p>
      <text:p text:style-name="P147"><text:span text:style-name="T143"/></text:p>
      <text:p text:style-name="P147"/>
      <text:p text:style-name="P18"><text:bookmark text:name="h.ibn3rgajuksw"/>Analyticka cast</text:p>
      <text:p text:style-name="P1"/>
      <text:h text:style-name="P136"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9">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9"><text:note text:id="ftn1" text:note-class="footnote"><text:note-citation>1</text:note-citation><text:note-body><text:p text:style-name="P8"><text:span text:style-name="T10"><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9">Jazyk dedikovaný pre riešenie problémov v </text:span><text:span text:style-name="T20">špecifickej </text:span><text:span text:style-name="T19">domené </text:span><text:span text:style-name="T20">(dalej len DSL)</text:span>. <text:span text:style-name="T20">Použiteľnosť DSL jazykov je obvikle niche, ale objavujú sa často zaradzované k skriptovacím jazykom vo všetkých druhoch aplikácii od webu, cez finančné systémy až po hry a aj pri tvorbe samotných programovacích jazykov.</text:span></text:p>
      <text:p text:style-name="P22"/>
      <text:p text:style-name="P2"><text:span text:style-name="T1">Syntax</text:span> – <text:span text:style-name="T20">V informatike, syntax je s</text:span>úbor pravidiel<text:span text:style-name="T19">, </text:span><text:span text:style-name="T20">definujúce kombinácie lexikánych symbolov, ktoré sú považované za korektne štruktúrovaný dokument alebo fragment dokumentu písaný v danom programovacom jazyku</text:span></text:p>
      <text:p text:style-name="P1"/>
      <text:p text:style-name="P1"><text:soft-page-break/><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9">umožňujúci transformovať zdrojový kód do dátovej struktúry zvanej abstraktný syntaktický strom (ang. Abstract Syntax Tree, ďalej len AST)</text:span>.<text:span text:style-name="T19"> Nad AST je jednoduché </text:span><text:span text:style-name="T19">vykónávať zložité algoritmické operácie ako preklad zdrojového kódu, navigácia v zdrojovom kóde, extrakcia programových symbolov definovaných v zdrojovom súbore.</text:span></text:p>
      <text:p text:style-name="P23"/>
      <text:p text:style-name="P2"><text:span text:style-name="T1">Generátor parserov</text:span> - Nástroj na <text:span text:style-name="T19">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23"/>
      <text:p text:style-name="P1"/>
      <text:h text:style-name="P136" text:outline-level="10"><text:bookmark text:name="h.nt6zqxh57x5h"/>2.2 Použité technológie</text:h>
      <text:p text:style-name="P1">Pri vývoji nástroja <text:span text:style-name="T20">automatizovaného zvýrazňovania syntaxe</text:span>, som mal čiastočne definovanú sadu nástrojov a techonológií, ktoré bolo nutné použiť. <text:span text:style-name="T20">V tejto kapitole budeme diskutovať každú použitú technológii a jej význam v projekte a prípadné alternatívy.</text:span></text:p>
      <text:h text:style-name="P136"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20">V súčastnosti existujú backendové moduly (adaptéri v terminológii design paternov)</text:span> <text:span text:style-name="T20">pre nástroje </text:span>Beaver a JavaCC. <text:span text:style-name="T20">Yajco b</text:span>ol vyvinutý na Technickej Univerzite v Košiciach.</text:p>
      <text:p text:style-name="P1">Nástroj Yajco <text:span text:style-name="T20">je navrhnutý </text:span>modulárn<text:span text:style-name="T20">e </text:span>a <text:span text:style-name="T20">u</text:span>mož<text:span text:style-name="T20">ňuje vytvoriť ďalšie backendové moduly bez zmeny samotného nástroja</text:span>. Nov<text:span text:style-name="T20">é</text:span> modul<text:span text:style-name="T20">i </text:span>nemus<text:span text:style-name="T20">ia implementovať adapter pre generátor parserov. T</text:span>o môžeme využiť pre naš účel a vytvoriť backend modul, ktorý bude transformovať popis gramatiky jazyka na <text:span text:style-name="T20">pravidlá zvýrazňovania syntaxe </text:span>pre <text:span text:style-name="T20">textové editori</text:span>.</text:p>
      <text:p text:style-name="P24"><text:span text:style-name="T20">Yajco je v podstate len ďalšia vrstva nad samotnými DSL jazykmi generátorov parserov. Zjednocuje a integruje rôžne generátori parserov pod jednotný interface. </text:span><text:span text:style-name="T21">Touto vlastnosťou Yajco rozširuje rodinu generátorov parserov viac vertikálne ako horizontálne. Alternat</text:span><text:span text:style-name="T22">í</text:span><text:span text:style-name="T21">va k tomuto nástroju v OpenSource komunite zatiaľ neexistovala a proprietarne produkty s podobnou funkcionalitou sa na trhu nepresadili.</text:span></text:p>
      <text:p text:style-name="P40">TBD=arch.yajco:</text:p>
      <text:p text:style-name="P41"><text:s text:c="3"/><text:span text:style-name="T70">factory metoda: </text:span><text:span text:style-name="T39">statická metóda volaná namiesto priamej inštanciácie pomocou verejného konštruktoru</text:span></text:p>
      <text:p text:style-name="P1"/>
      <text:p text:style-name="P1"><text:soft-page-break/><text:span text:style-name="T1">Java</text:span> - Výber programovacieho jazyka sa <text:span text:style-name="T21">podriaďije výberu </text:span>nástroj<text:span text:style-name="T21">a </text:span>Yajco. <text:span text:style-name="T21">Yajco </text:span>je napíaný v jazyku Java <text:span text:style-name="T21">a na vstupe akceptuje hierarchiu tried definovaných v jazyku Java. Nie je teda dôvod na tomto projekte použivať iný jazyk ako Java</text:span>.</text:p>
      <text:p text:style-name="P37">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25"><text:span text:style-name="T21">Spomeňme anotácie v jazyku Java, ktoré ležia v srdci nástroja Yajco. Anotácie umožnujú pridávať do hierarchickej štruktúri programu deklaratívne metadáta. Tieto môžu byt dostupné počas behu programu, alebo počas prekladu programu. </text:span><text:span text:style-name="T22">Na základe metadát</text:span><text:span text:style-name="T21"> </text:span><text:span text:style-name="T22">z </text:span><text:span text:style-name="T21">anot</text:span><text:span text:style-name="T22">ovaných </text:span><text:span text:style-name="T21">tried </text:span><text:span text:style-name="T22">a ich polí </text:span><text:span text:style-name="T21">Yajco </text:span><text:span text:style-name="T22">generuje syntackické pravidlá pre backend moduli</text:span><text:span text:style-name="T21">. </text:span></text:p>
      <text:p text:style-name="P1"/>
      <text:p text:style-name="P1"><text:span text:style-name="T1">Maven</text:span> - Rovnako ako pri výbere jazyka, aj pri buildovacom systéme sme sa rozhodli kôli lepšej integrácii využiť tie isté nástroje ako využíva YajCo.</text:p>
      <text:p text:style-name="P1"/>
      <text:h text:style-name="P128" text:outline-level="10"><text:bookmark text:name="h.1gv3v9sf86f8"/>2.3. Postup riešenia zadania</text:h>
      <text:p text:style-name="P1">V tento časti budeme hovoriť o tom, ako prebiehalo vypracovanie zadania tejto práce a s akými problémami sme sa pri vypracovaní</text:p>
      <text:h text:style-name="P128"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128" text:outline-level="10"><text:bookmark text:name="h.ftv47mhec6tn"/>2.3.1.1. Výber editorov</text:h>
      <text:p text:style-name="P3"><text:span text:style-name="T23">Pri v</text:span>ýber cieľových editorov <text:span text:style-name="T23">prvej implementácie sme sa riadili </text:span><text:span text:style-name="T25">podľa</text:span><text:span text:style-name="T23"> dostupnosťou informácií o konfiguračnom formáte, </text:span><text:span text:style-name="T25">jednoduchosťou formátu a veľkosťou užívateľskej báze editorov</text:span><text:span text:style-name="T23">. </text:span><text:span text:style-name="T25">C</text:span><text:span text:style-name="T23">hceli </text:span><text:span text:style-name="T25">sme </text:span><text:span text:style-name="T23">pokryť programy pre OS Windows, OS GNU/Linux a Webové platformy. </text:span><text:span text:style-name="T25">Editori a kľúčové faktori ich výberu sú uvedené v tabuľke </text:span><text:span text:style-name="T25"><text:sequence-ref text:reference-format="page" text:ref-name="refTable0">4</text:sequence-ref></text:span><text:span text:style-name="T25">:</text:span></text:p>
      <table:table table:name="Table4" table:style-name="Table4">
        <table:table-column table:style-name="Table4.A" table:number-columns-repeated="3"/>
        <table:table-row>
          <table:table-cell table:style-name="Table4.A1" office:value-type="string">
            <text:p text:style-name="P45">Editor</text:p>
          </table:table-cell>
          <table:table-cell table:style-name="Table4.A1" office:value-type="string">
            <text:p text:style-name="P45">Platforma</text:p>
          </table:table-cell>
          <table:table-cell table:style-name="Table4.C1" office:value-type="string">
            <text:p text:style-name="P43"><text:span text:style-name="T24">Licenci</text:span><text:span text:style-name="T25">a</text:span></text:p>
          </table:table-cell>
        </table:table-row>
        <table:table-row>
          <table:table-cell table:style-name="Table4.A2" office:value-type="string">
            <text:p text:style-name="P38">Notepad++</text:p>
          </table:table-cell>
          <table:table-cell table:style-name="Table4.A2" office:value-type="string">
            <text:p text:style-name="P38">Windows</text:p>
          </table:table-cell>
          <table:table-cell table:style-name="Table4.C2" office:value-type="string">
            <text:p text:style-name="P46">Freeware</text:p>
          </table:table-cell>
        </table:table-row>
        <table:table-row>
          <table:table-cell table:style-name="Table4.A2" office:value-type="string">
            <text:p text:style-name="P38">Kate</text:p>
          </table:table-cell>
          <table:table-cell table:style-name="Table4.A2" office:value-type="string">
            <text:p text:style-name="P38">GNU/Linux</text:p>
          </table:table-cell>
          <table:table-cell table:style-name="Table4.C2" office:value-type="string">
            <text:p text:style-name="P46">GPLv3</text:p>
          </table:table-cell>
        </table:table-row>
        <table:table-row>
          <table:table-cell table:style-name="Table4.A2" office:value-type="string">
            <text:p text:style-name="P38">Gedit</text:p>
          </table:table-cell>
          <table:table-cell table:style-name="Table4.A2" office:value-type="string">
            <text:p text:style-name="P38">GNU/Linux</text:p>
          </table:table-cell>
          <table:table-cell table:style-name="Table4.C2" office:value-type="string">
            <text:p text:style-name="P46">GPLv3</text:p>
          </table:table-cell>
        </table:table-row>
        <table:table-row>
          <table:table-cell table:style-name="Table4.A5" office:value-type="string">
            <text:p text:style-name="P38">CodeMirror</text:p>
          </table:table-cell>
          <table:table-cell table:style-name="Table4.A2" office:value-type="string">
            <text:p text:style-name="P38">Web</text:p>
          </table:table-cell>
          <table:table-cell table:style-name="Table4.C2" office:value-type="string">
            <text:p text:style-name="P46">Public domain</text:p>
          </table:table-cell>
        </table:table-row>
      </table:table>
      <text:p text:style-name="Table">Table <text:sequence text:ref-name="refTable0" text:name="Table" text:formula="ooow:Table+1" style:num-format="1">1</text:sequence>: Cieľové editori prvej implmentácie</text:p>
      <text:p text:style-name="Standard"><text:soft-page-break/><text:span text:style-name="T25">Editori Notepad++ a CodeMirror boli nakoniec z implementácie vypustené. Dôvody tohoto rozhodnutia si podrobnejšie rozoberieme v </text:span><text:span text:style-name="T12">nasledujúcej kapitole v časti o generovaní konfiguračných súborov</text:span><text:span text:style-name="T25">.</text:span></text:p>
      <text:p text:style-name="P48">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133" text:outline-level="10"><text:bookmark text:name="h.4ghfjttb4myg"/>2.3.2. <text:span text:style-name="T29">N</text:span>ástroj YajCo</text:h>
      <text:p text:style-name="P4"><text:span text:style-name="T25">Gramatika implementovaného jazyka je vstupom nástroja YajCo. Gramatika je popísaná anotovanou hierarchiou tried. </text:span><text:span text:style-name="T26">Vstuppný bod nástroja YajCo je podtrieda AnnotationProcessor, YajCo preto beží počas kompilácie Java tried cieľového parsera.</text:span></text:p>
      <text:p text:style-name="P39">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26"><text:span text:style-name="T26">Anotované triedy, ktorými popisujeme cieľovú gramatiku však nie sú reprezentáciou modelu Yajca, model je implementovaný triedami v package yajco.model. Tieto triedy sú inštanciované a referencované počas </text:span><text:span text:style-name="T27">reflexivnej analýzy gramatiky. Naplnený model je následne predaný </text:span><text:span text:style-name="T28">backend modulu, ktorý je nakonfigurovaný v Project Object Model súbore (pom.xml, ďalej len POM) na spracovanie</text:span><text:span text:style-name="T27">.</text:span></text:p>
      <text:h text:style-name="P129" text:outline-level="10"><text:span text:style-name="T28">2.3.</text:span><text:span text:style-name="T29">2</text:span><text:span text:style-name="T28">.</text:span><text:span text:style-name="T29">1.</text:span><text:span text:style-name="T28"> Model </text:span><text:span text:style-name="T31">jazyka</text:span><text:span text:style-name="T30"> </text:span><text:span text:style-name="T28">YajCo</text:span></text:h>
      <text:p text:style-name="P27"><text:span text:style-name="T28">Rozoberme si triedy modelu YajCo a </text:span><text:span text:style-name="T30">akú úlohu hrajú</text:span><text:span text:style-name="T28"> v modeli.</text:span></text:p>
      <text:h text:style-name="P129" text:outline-level="10"><text:span text:style-name="T28">2.3.</text:span><text:span text:style-name="T29">2</text:span><text:span text:style-name="T28">.</text:span><text:span text:style-name="T29">1.1. </text:span><text:span text:style-name="T30">YajcoModelElement</text:span></text:h>
      <text:h text:style-name="P68"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69" text:outline-level="10"><text:span text:style-name="T31">V tomto prípade Ide o jedinú metódu </text:span><text:span text:style-name="T32">getSourceElement()</text:span><text:span text:style-name="T36">. Elementy modelu sú organizaované do stromu, ak vynecháme </text:span><text:span text:style-name="T37">sémantickú vrstvu</text:span><text:span text:style-name="T36">, ktorý môžeme vďaka tejto metóde traverzovať smerom k koreňu. Pre traverz smerom k listom stromu musí traverzujúci algoritmus poznať konkrétne typy elementov a polia týchto typov.</text:span></text:h>
      <text:h text:style-name="P78" text:outline-level="10">Príklad: Ak máme koreň modelu, musíme vedieť ako je jeho trieda implementovaná aby sme mohli traverzovať túto úroveň stromu.</text:h>
      <text:h text:style-name="P130" text:outline-level="10"><text:span text:style-name="T28">2.3.</text:span><text:span text:style-name="T29">2</text:span><text:span text:style-name="T28">.</text:span><text:span text:style-name="T29">1.3. </text:span><text:span text:style-name="T31">Language</text:span></text:h>
      <text:h text:style-name="P79" text:outline-level="10"><text:span text:style-name="T47">Koreňom modelu jazyka je inštancia triedy Language </text:span><text:span text:style-name="T48">a jeho predok je </text:span><text:span text:style-name="T33">null</text:span><text:span text:style-name="T38"> hodnota</text:span><text:span text:style-name="T47">. V každom modeli je len jediná insťancia. Potomkovia inštancie Language sú inštancie triedy TokenDef a SkipDef, ktoré majú veľmi podobnú implmentáciu ale diametrálne odlišnú sémantiku v modeli jazyka, a trieda Concept.</text:span></text:h>
      <text:h text:style-name="P80" text:outline-level="10"><text:soft-page-break/>V samotnom koreňovom uzle nájdeme tiez pole typu String, ktoré ho hodnota je názvom jazyka a pol properties. Tieto polia tu však netreba komentovať.</text:h>
      <text:h text:style-name="P130" text:outline-level="10"><text:span text:style-name="T28">2.3.</text:span><text:span text:style-name="T29">2</text:span><text:span text:style-name="T28">.</text:span><text:span text:style-name="T29">1.</text:span><text:span text:style-name="T31">4</text:span><text:span text:style-name="T29">.</text:span><text:span text:style-name="T28"> </text:span><text:span text:style-name="T30">Concept</text:span></text:h>
      <text:h text:style-name="P81" text:outline-level="10">V praxi môžeme povaovať za hlavnú časť jazyka v modeli YajCo množinu inštancií triedy Concept. Táto tireda <text:span text:style-name="T65">reprezentuje jednu triedu v modeli cieľového jazyka. Trieda patrí do modelu jazyka v prípade, že </text:span><text:span text:style-name="T13">obsahuje aspooň jednu annotáciu nástroja YajCo</text:span><text:span text:style-name="T65">.</text:span></text:h>
      <text:h text:style-name="P82" text:outline-level="10">V terminológii klasických generátorov parserov, kde jednotka gramatiky je syntaktické pravidlo, </text:h>
      <text:h text:style-name="P82" text:outline-level="10">Concept je súbor syntaktických pravidiel v relácii alternatívy.</text:h>
      <text:h text:style-name="P131" text:outline-level="10"><text:span text:style-name="T28">2.3.</text:span><text:span text:style-name="T29">2</text:span><text:span text:style-name="T28">.</text:span><text:span text:style-name="T29">1.</text:span><text:span text:style-name="T31">5</text:span><text:span text:style-name="T29">.</text:span><text:span text:style-name="T28"> </text:span><text:span text:style-name="T29">SkipDef</text:span></text:h>
      <text:h text:style-name="P70" text:outline-level="10"><text:span text:style-name="T50">Dve ostatné polia polia triedy Language sú “skoky” a tokeny. </text:span><text:span text:style-name="T49">Obe triedy definujú regulárnym výrazom </text:span><text:span text:style-name="T58">symbol</text:span><text:span text:style-name="T49"> na </text:span><text:span text:style-name="T50">urovni </text:span><text:span text:style-name="T49">lex</text:span><text:span text:style-name="T50">era</text:span><text:span text:style-name="T49">. Inštancie triedy SkipDef reprezentujú taký druh slov v jazyku, ktoré svojou postuposťou znakou ani prítomnosou v dokumente nemajú žiaden vplyv na výsledok </text:span><text:span text:style-name="T50">spracovania dokumentu.</text:span></text:h>
      <text:h text:style-name="P70" text:outline-level="10"><text:span text:style-name="T50">Za takéto slová môžeme považovať komentáre, ale v niektorých prípadoch </text:span><text:span text:style-name="T51">biele znaky.</text:span></text:h>
      <text:h text:style-name="P71" text:outline-level="10"><text:span text:style-name="T3">Príklad:</text:span><text:span text:style-name="T52"> </text:span><text:span text:style-name="T53">Jazyk BrainFuck ignoruje všetky znakoch </text:span><text:span text:style-name="T54">ASCII </text:span><text:span text:style-name="T53">abecedy </text:span><text:span text:style-name="T54">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44">.</text:p>
          </table:table-cell>
          <table:table-cell table:style-name="Table5.A1" office:value-type="string">
            <text:p text:style-name="P47">+</text:p>
          </table:table-cell>
          <table:table-cell table:style-name="Table5.A1" office:value-type="string">
            <text:p text:style-name="P47">-</text:p>
          </table:table-cell>
          <table:table-cell table:style-name="Table5.A1" office:value-type="string">
            <text:p text:style-name="P47">&lt;</text:p>
          </table:table-cell>
          <table:table-cell table:style-name="Table5.A1" office:value-type="string">
            <text:p text:style-name="P47">&gt;</text:p>
          </table:table-cell>
          <table:table-cell table:style-name="Table5.A1" office:value-type="string">
            <text:p text:style-name="P47">[</text:p>
          </table:table-cell>
          <table:table-cell table:style-name="Table5.H1" office:value-type="string">
            <text:p text:style-name="P47">]</text:p>
          </table:table-cell>
        </table:table-row>
      </table:table>
      <text:h text:style-name="P72" text:outline-level="10"><text:span text:style-name="T55">Takýto druch komentárov môžeme popísať jedinou inštanciou SkipDef a to s nasledujúcim regulárnym výrazom: <text:s/></text:span><text:span text:style-name="T60">[^,.+</text:span><text:span text:style-name="T59">\-&lt;&gt;\[\]]</text:span></text:h>
      <text:h text:style-name="P83" text:outline-level="10"/>
      <text:h text:style-name="P132" text:outline-level="10"><text:span text:style-name="T50">2.3.2.1.6. </text:span><text:span text:style-name="T29">TokenDef</text:span></text:h>
      <text:h text:style-name="P86" text:outline-level="10">Inštancie triedy TokenDef definujú symboli jazyka na úrovní lexera vo forme regulárnych výrazov a priradzujú im názov. Pomocov názvov potom môžeme referencovať slová z iných častí modelu cieľového jazyka.</text:h>
      <text:h text:style-name="P86" text:outline-level="10">Definovanie symbolov jazyka nie je povinné. Vyhľadanie skutočnej hodnoty terminálneho symbolu, z ktorých skladáme predpisy syntaxe jazyka, prebieha nasledovne:</text:h>
      <text:list xml:id="list1836893241486983767" text:style-name="L1">
        <text:list-item>
          <text:h text:style-name="P88" text:outline-level="10">Konštantný textový reťazec použitý v predpise syntaxe (napríklad pomocou annotácie @Before) vyľadáme v mape preddefinovaných symbolov.</text:h>
        </text:list-item>
        <text:list-item>
          <text:h text:style-name="P90"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89" text:outline-level="10">V prípade že záznam sa v mape nenachádza, konštantný reťazec nie je preložený a využije sa ako predpis symbolu.</text:h>
        </text:list-item>
      </text:list>
      <text:h text:style-name="P87" text:outline-level="10"/>
      <text:h text:style-name="P73" text:outline-level="10"><text:soft-page-break/><text:span text:style-name="T61">Hore uvedený postup </text:span><text:span text:style-name="T58">umožnuje flexibilitu lexikálnej analýzy </text:span><text:span text:style-name="T61">a však robí jej definíciu náchylnú na skryté chyby (zabudnuté definovanie konštantných názvov operátorov)</text:span><text:span text:style-name="T58">.</text:span></text:h>
      <text:h text:style-name="P135" text:outline-level="10"><text:span text:style-name="T28">2.3.</text:span><text:span text:style-name="T29">2</text:span><text:span text:style-name="T28">.</text:span><text:span text:style-name="T29">1.</text:span><text:span text:style-name="T31">6</text:span><text:span text:style-name="T29">.</text:span><text:span text:style-name="T28"> </text:span><text:span text:style-name="T67">Triedy Abstraktného Syntaxu</text:span></text:h>
      <text:h text:style-name="P74" text:outline-level="10"><text:span text:style-name="T67">Rozoberme si triedy </text:span><text:span text:style-name="T61">Property, </text:span><text:span text:style-name="T62">PropertyPattern, Pattern a Identifier </text:span><text:span text:style-name="T67">a ich interakcie ako celok. </text:span><text:span text:style-name="T62">Tieto triedy </text:span><text:span text:style-name="T63">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64">Táto časť modelu YajCo sa v termninológii nástroja nazýva abstraktný syntax.</text:span><text:span text:style-name="T63"> </text:span></text:h>
      <text:h text:style-name="P91" text:outline-level="10"><text:span text:style-name="T63">Annotácia @Identifier, </text:span><text:span text:style-name="T64">ktorá sa používa a úrovni clenských premenných tried modelovaného jazyka,</text:span><text:span text:style-name="T63"> </text:span><text:span text:style-name="T64">berie jeden pomenovaný parameter </text:span><text:span text:style-name="T34">unique</text:span><text:span text:style-name="T39">, ktorého hodnota určuje menný priestor identifikátora.</text:span><text:span text:style-name="T40"> </text:span><text:span text:style-name="T39">V modeli jazyka existuje jedna inštancia triedy </text:span><text:span text:style-name="T34">Identifier</text:span><text:span text:style-name="T39">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92" text:outline-level="10"><text:span text:style-name="T40">Identifikátor má slabú reláciu voči </text:span><text:span text:style-name="T41">konktrétnym reťazcom symbolov. </text:span><text:span text:style-name="T40">Reťazec identifikátora v AST je nastavený klientským kódom </text:span><text:span text:style-name="T41">v</text:span><text:span text:style-name="T40"> konštruktore, alebo vo factory metode </text:span><text:span text:style-name="T41">modelovaného Conceptu</text:span><text:span text:style-name="T40">.</text:span><text:span text:style-name="T41">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92" text:outline-level="10"><text:span text:style-name="T46">Príklad:</text:span><text:span text:style-name="T41"> Výraz dvojitého vyhodnotenia hodnoty premennej prostredia v jazyku Shell: </text:span><text:span text:style-name="T35">$$MY_VARIABLE</text:span></text:h>
      <text:h text:style-name="P93" text:outline-level="10"><text:span text:style-name="T40">Hierarchický model abstraktného syntaxu je nasledovný. </text:span><text:span text:style-name="T39">Pre každ</text:span><text:span text:style-name="T40">ú členskú premennú</text:span><text:span text:style-name="T39">. v tried</text:span><text:span text:style-name="T40">ach</text:span><text:span text:style-name="T39"> modelu jazyka bude object triedy Concept referencovať jednu inštanciu triedy Property. </text:span><text:span text:style-name="T40">Object Property môže obsahovať v modeli jazyka zoznam objektov dediacich od abstraktnej tiedy PropertyPattern. Jedinou implementáciou v nástroji YajCo je trieda Identifier. Ak </text:span><text:span text:style-name="T41">je </text:span><text:span text:style-name="T40">členská premenná </text:span><text:span text:style-name="T41">anotovaná ako @Identifier, objekt Property, ktorý ju reprezentuje bude referencova</text:span><text:span text:style-name="T42">ť</text:span><text:span text:style-name="T41"> jeden object Identifier a pole unique bude obsahovať menný priestor identifikátor.</text:span></text:h>
      <text:h text:style-name="P92" text:outline-level="10"><text:span text:style-name="T41">Táto informácia je užitočná z pohľadu tejto práce pre highliting definovaných premenných a funkcií. Ako však rozoberieme v syntetickej časti práce, problém transformovať túto informáciu </text:span><text:span text:style-name="T41">na výstupný formát generátora syntax highlitingu, ktorý je valídnym konfiguračným súborom cieľových editorov.</text:span></text:h>
      <text:h text:style-name="P129" text:outline-level="10"><text:span text:style-name="T28">2.3.</text:span><text:span text:style-name="T29">2</text:span><text:span text:style-name="T28">.</text:span><text:span text:style-name="T29">1.5.</text:span><text:span text:style-name="T28"> </text:span><text:span text:style-name="T67">Triedy </text:span><text:span text:style-name="T14">Konkrétneho Syntaxu</text:span></text:h>
      <text:h text:style-name="P75" text:outline-level="10"><text:span text:style-name="T67">Konkrétny Syntax je logická časť modelu jazyka, v ktorej nájdeme samotné </text:span><text:span text:style-name="T68">prepisovacie pravidlá gramatiky a terminálne symboli, ktoré neboli definované pomocou annotácie @TokenDef. Konkrétny syntax je modelovaný triedami </text:span><text:span text:style-name="T66">Notation, </text:span><text:soft-page-break/><text:span text:style-name="T66">NotationPart, </text:span><text:span text:style-name="T67">NotationPartPattern </text:span><text:span text:style-name="T68">a ich podriedami</text:span><text:span text:style-name="T67">. </text:span><text:span text:style-name="T69">Trieda NotationPattern je využívaná jedine implementáciou factory metód a v tejto práci ju môžeme ignorovať.</text:span></text:h>
      <text:h text:style-name="P76" text:outline-level="10"><text:span text:style-name="T70">Pre každý </text:span><text:span text:style-name="T39">konštruktor </text:span><text:span text:style-name="T43">v </text:span><text:span text:style-name="T39">model</text:span><text:span text:style-name="T43">i </text:span><text:span text:style-name="T39">jazyka </text:span><text:span text:style-name="T43">(</text:span><text:span text:style-name="T39">alebo faktory metódu</text:span><text:span text:style-name="T43">)</text:span><text:span text:style-name="T39"> bude obje</text:span><text:span text:style-name="T43">k</text:span><text:span text:style-name="T39">t </text:span><text:span text:style-name="T43">triedy</text:span><text:span text:style-name="T39"> Concept referencovať jednu inštanc</text:span><text:span text:style-name="T43">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77" text:outline-level="10"><text:span text:style-name="T44">Informácia modelovaná Konkrétnym Syntaxom je dodstupná iba počas kompilácie prekladača a neovplyvňuje sémantickú vrstvu jazyka. Pre </text:span><text:span text:style-name="T45">problém</text:span><text:span text:style-name="T44"> </text:span><text:span text:style-name="T45">a</text:span><text:span text:style-name="T44">utomatizovania zvýrazňovania syntaxe </text:span><text:span text:style-name="T45">je </text:span><text:span text:style-name="T44">táto </text:span><text:span text:style-name="T45">informácia kľúčová. V syntetickej časti tejto práce budeme diskutovať aké informáie v modeli Konktrétneho Syntaxu môžeme nájsť a akými metódami môžeme tieto informácie analyzovať</text:span><text:span text:style-name="T44">. </text:span></text:h>
      <text:h text:style-name="P134"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18"><text:bookmark text:name="h.lv008znm4kej"/>Syntetická časť</text:p>
      <text:h text:style-name="P136" text:outline-level="10"><text:bookmark text:name="h.rrl2i8xhdmrx"/>3.1 Model generátora zvýrazňovania syntaxe</text:h>
      <text:p text:style-name="P1">V tejto časti sa chcem venovať hlavne štruktúre dát, s ktorými náš nástroj pracuje.</text:p>
      <text:h text:style-name="P136" text:outline-level="10"><text:bookmark text:name="h.p6i6mpbz8zot"/>3.1.1. Elementy gramatiky</text:h>
      <text:p text:style-name="P1">Popíšme teda elementy gramatiky, ktoré sú z pohľadu zvýrazňovanie syntaxe zaujímavé:</text:p>
      <text:list xml:id="list497722964476214915" text:style-name="LS1">
        <text:list-item>
          <text:p text:style-name="P113">Kľúčové slová</text:p>
        </text:list-item>
        <text:list-item>
          <text:p text:style-name="P113">Čislice, reťazce a iné konštantné hodnoty</text:p>
        </text:list-item>
        <text:list-item>
          <text:p text:style-name="P113">Operátori a výrazy</text:p>
        </text:list-item>
        <text:list-item>
          <text:p text:style-name="P113">Komentáre</text:p>
        </text:list-item>
        <text:list-item>
          <text:p text:style-name="P113">Deklarácie, referencie a volania premenných a funkcií</text:p>
        </text:list-item>
        <text:list-item>
          <text:p text:style-name="P113">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text:span text:style-name="T71">hore spomenuté elementy gramatiky </text:span>však nie je triviálna úloha. Špecifikácia gramatiky totiž <text:span text:style-name="T71">nemodeluje jednotlivé elementy gramatiky tak ako ich modelujú cieľové editori a ich konfiguračné súbori</text:span>.</text:p>
      <text:h text:style-name="P137" text:outline-level="10">3.1.1. <text:span text:style-name="T74">Regulárne výrazy v nástroji YajCo</text:span></text:h>
      <text:p text:style-name="P22">V prípade nástroja YajCo je situácia ešte o čosi komplikovanejšia, všetky lexikálne jednotky jazyka sú definované pomocou regulárnych výrazov. <text:span text:style-name="T71">Nemáme teda vždy k dispozícii samotný reťazec symbolu, ale prepisovacie pravidlo podľa ktorého môžeme generovať všetky </text:span><text:span text:style-name="T72">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28"><text:span text:style-name="T4">Príklad:</text:span><text:span text:style-name="T72"> Vo väčšine jazykov nachádzame kľúčové slová, ktoré sú tvorené jediným slovom bez nealfabetických znakov. </text:span><text:span text:style-name="T73">Pri rozpoznávaní kľúčových slov v gramatike by sme sa dopytovali na nasledovnú informáciu: Sú</text:span><text:span text:style-name="T72"> všetky slová generované </text:span><text:span text:style-name="T73">predpisom zložené z písmen abecedy (a znakov _ a *, vid. </text:span><text:span text:style-name="T15">Apendix A - Zoznam kľúčových slov vybraných progamovacích jazykov</text:span><text:span text:style-name="T73">)</text:span></text:p>
      <text:h text:style-name="P114" text:outline-level="10"><text:span text:style-name="T73">Dopytovací systém vhodný pre naše potreby môžeme založiť na teorií stavových automatov a budeme o ňom diskutovať v tejto práci. Implementácia takéhoto systému je však mimo rozsah zadania práce.</text:span><text:span text:style-name="T74"> Zároveň by sa jednalo o veľmi silný nástroj a preto verím, že nadväzujúce práce by sa mohli venovať práve tomuto zaujímavému problému.</text:span></text:h>
      <text:h text:style-name="P139" text:outline-level="10"><text:bookmark text:name="h.mm7reywd5mt"/><text:soft-page-break/>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5"><text:span text:style-name="T75">R</text:span>ozoberieme si podrobne architektúru <text:span text:style-name="T11">nástroja Syntaxer,</text:span><text:span text:style-name="T75"> akým spôsobom ho umožňujeme používať spoločne s ľubovoľným jazykom a</text:span><text:span text:style-name="T76"> kľáciiúčové faktori, ktoré viedli ku konečnej implementácii. Boli sme totiž viazaný API kontraktom nástroja YajCo a ten je zasviazaný na kontrakt Java API pre spracovanie anntácií.</text:span></text:p>
      <text:h text:style-name="P140" text:outline-level="10">3.2.1. Vstupny bod</text:h>
      <text:p text:style-name="P1">Vstupným bodom nástroja Syntaxer je trieda HighlightingGenerator. Táto trieda je pomerne jednoduchá a rozkladá svoj<text:span text:style-name="T76">e</text:span> zodpovednosti medzi viaceré <text:span text:style-name="T76">členské triedy</text:span>, ktoré si rozoberieme v ďalšom odseku.</text:p>
      <text:p text:style-name="P6">HighlightingGenerator inštanciuje všetky komponenty potrebné k analýze gramatiky: Analyzátor gramatiky, model jazyka a ich prepojenie a tiež backend. <text:span text:style-name="T77">Backend sa skladá z dvoch častí: prvá komponenta sú editoru špecifické pravidlá post-precesovania modelu zvýrazňovania, druhá je na editore nezávyslá a stará sa o vyhodnotenie predlohy konfiguračného súboru na základe post-processo</text:span><text:span text:style-name="T77">vaného modelu a persistenciu výsledného prúdu.</text:span></text:p>
      <text:p text:style-name="P115">Pri invokácii dostane HighlightingGenerátor ako parameter model jazyka zostavený nástrojom YajCo, ktorého topológiu sme diskutovali v analytickej časti práce.</text:p>
      <text:h text:style-name="P141" text:outline-level="10"><text:span text:style-name="T77">3.2.1.</text:span><text:span text:style-name="T78">1.</text:span><text:span text:style-name="T77"> </text:span><text:span text:style-name="T78">Diskusia o zlepšení HighlightingGenerátora</text:span></text:h>
      <text:p text:style-name="P29">Syntaxer nemá žiadne ďalšie pohyblivé časti, celá logika je teda pevne zadefinovaná <text:span text:style-name="T76">v zdrojovom kóde </text:span><text:span text:style-name="T77">a HighlightingGenerátor je zodpovedným za inicializáciu programu</text:span>. <text:span text:style-name="T76">Na druhej strane, topológia kódu a </text:span><text:span text:style-name="T77">zvolené návrhové vzori boli vybrané tak, aby každá časť bola nahraditeľná bez zásahu do ostatných častí.</text:span></text:p>
      <text:p text:style-name="P29"><text:span text:style-name="T77">HighlightingGenerátor </text:span><text:span text:style-name="T7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30"><text:span text:style-name="T78">DI sme nepoužili, pretože nástroj YajCo, ktorý je naším framework API, žiaden DI framework nevyužíva. Výberom a testovaním </text:span><text:span text:style-name="T79">DI frameworku v čase spracovania anotácií (v čase kompiláie cieľového jazyka) by nepomohlo dosiahnúť ieľ tejto práce.</text:span></text:p>
      <text:h text:style-name="P138" text:outline-level="10"><text:bookmark text:name="h.lc9j82niysxz"/>3.2.2. LanguageVisitor, LanguageAcceptor a SimpleModel</text:h>
      <text:h text:style-name="P126" text:outline-level="10">Model jazyka nástroja YajCo je stromová štruktúra. Problémy reprezentované stromovou štruktúrou </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38" text:outline-level="10"><text:bookmark text:name="h.ibgkq4tk7ibo"/><text:soft-page-break/>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1">analýzy</text:span><text:span text:style-name="T11">.)</text:span></text:p>
      <text:h text:style-name="P136" text:outline-level="10"><text:bookmark text:name="h.tpkk0voieh75"/>3.3. Pravidlá analýzy syntaxe</text:h>
      <text:p text:style-name="P7">Rozoberme si jednotlivé pravidlá zakódované do nástroja Syntaxer. <text:span text:style-name="T81">Je nutné si uvedomiť, že pravidlá ktoré nasledujú, nie sú všeobecne platné pre všetky jazyky, ktoré môžeme uvažovať.</text:span></text:p>
      <text:p text:style-name="P14">3.3.1. Kľúčové slová</text:p>
      <text:p text:style-name="P49"><text:span text:style-name="T81">V analytickej časti tejto práce sme si u</text:span><text:span text:style-name="T82">ž v skratke o rozpoznávaní kľúčových slov hovorili. V Apendixe A nájdeme tabuľky kľúčových slov vybraných jaykov. </text:span><text:span text:style-name="T83">Z uvedených tabuliek </text:span><text:span text:style-name="T89">si môžeme všimnúť hneď niekoľko vlastností:</text:span></text:p>
      <text:list xml:id="list6317433864402262623" text:style-name="L2">
        <text:list-item>
          <text:p text:style-name="P94"><text:span text:style-name="T134">Všetky kľúčové slová sa skladajú z veľkých a malých znakov abecedy, podtrhovníka </text:span><text:span text:style-name="T8">_</text:span><text:span text:style-name="T134"> a v niektorých jazykoch z </text:span><text:span text:style-name="T56">ďalších znakov</text:span><text:span text:style-name="T56"><text:note text:id="ftn3" text:note-class="footnote"><text:note-citation>3</text:note-citation><text:note-body><text:p text:style-name="P65"><text:span text:style-name="T13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34"> Alebo výkričník </text:span><text:span text:style-name="T8">!</text:span><text:span text:style-name="T56">. </text:span><text:span text:style-name="T57">Ďalej jazyk PHP definuje exit() a echo() so zátvorkou a variabilným počtom medzier pred a medzi zátvorkami.</text:span></text:p></text:note-body></text:note></text:span></text:p>
        </text:list-item>
        <text:list-item>
          <text:p text:style-name="P84">Veľké a malé písmená sa nemiešajú</text:p>
        </text:list-item>
        <text:list-item>
          <text:p text:style-name="P94"><text:span text:style-name="T56">Kľúčové slová nie sú dyna</text:span><text:span text:style-name="T56">mické, takže poznáme ich presný reťazec</text:span></text:p>
        </text:list-item>
      </text:list>
      <text:p text:style-name="P85">V implementácii sme sa rozhodli sme sa rozhodli využiť fakty 1. a 3. Fakt 2. je viac menej náhoda, aj keď v našej vzorke prominentná.</text:p>
      <text:p text:style-name="P85">Takto môžeme vysloviť nasledujúce tvrdenie o regulárnom výraze slova, ktoré predstavuje v jazyku kľúčové slovo:</text:p>
      <text:p text:style-name="P85">Ak regulárny výraz popisuje kúčové slovo, pravdepodobne neobsahuje žiadne špeciálne znaky, čísla, kvantifikátori a iné operátori, okrem podtrhovníka.</text:p>
      <text:p text:style-name="P14">3.3.<text:span text:style-name="T80">2</text:span>. Konštantné hodnoty</text:p>
      <text:p text:style-name="P54"><text:span text:style-name="T134">Nástroj YajCo má zabudované rozpoznávanie konštánt niektorých typov ako sú čísla a reťazce.</text:span><text:span text:style-name="T135">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59"><text:span text:style-name="T136">Reťazce teda musia nasledovať podobné pravidlá ako v jazyku Java. Čisla majú však ďalšie nezdokumentované obmedzenie, musia byť v decimálnom zápise. Podľa našich </text:span><text:soft-page-break/><text:span text:style-name="T136">testov, parser vygenerovaný nástrojom YajCo nerozonáva osmičkový a hexadecimálny zápis, ani sufixi určujúce typ konštanty</text:span><text:span text:style-name="T136"><text:note text:id="ftn4" text:note-class="footnote"><text:note-citation>4</text:note-citation><text:note-body><text:p text:style-name="P66"><text:span text:style-name="T136">V jazykoch C a Java hodnotu 1 typu long zapisujeme pomocou sufixu: </text:span><text:span text:style-name="T9">1L</text:span></text:p></text:note-body></text:note></text:span><text:span text:style-name="T136">.</text:span></text:p>
      <text:p text:style-name="P14">3.3.<text:span text:style-name="T80">3</text:span>. <text:span text:style-name="T80">O</text:span>perátori a výrazy</text:p>
      <text:p text:style-name="P59"><text:span text:style-name="T136">Pri rozpoznávaní operátorov sme </text:span><text:span text:style-name="T137">využili centrálnu myšlienku API nástroja YajCo a tou sú koncepty. Ako sme </text:span><text:span text:style-name="T139">si </text:span><text:span text:style-name="T140">spomínali </text:span><text:span text:style-name="T141">pre každú triedu v popise gramatiky vytvorená jedna inštancia triedy Concept.</text:span><text:span text:style-name="T140"> </text:span><text:span text:style-name="T141">Objekty triedy </text:span><text:span text:style-name="T140">Concept </text:span><text:span text:style-name="T141">majú zoznam predprogramovaných konceptových vzorov, ktoré sa na daný Concept vzťahujú. Conceptové vzori do koncpetu pripáme jednou z nasledovných anotácií:</text:span></text:p>
      <text:list xml:id="list7000249629134467007" text:style-name="L3">
        <text:list-item>
          <text:p text:style-name="P96">Operátor</text:p>
        </text:list-item>
        <text:list-item>
          <text:p text:style-name="P96">Enum</text:p>
        </text:list-item>
        <text:list-item>
          <text:p text:style-name="P96">Parenthesses</text:p>
        </text:list-item>
      </text:list>
      <text:p text:style-name="P97">LanguageVisitor drží stav pre každý objekt triedy Concept, ktorý navštívil a pri rozpoznávaní jednotlivých tokenov, aplikuje rozličné pravidlá, podľa toho, či sa jedná o operátor alebo nie.</text:p>
      <text:p text:style-name="P97">Ak sa jedná o operátor, ignorujeme potencionálne kľúčové slová a každý neprázdny operátor pridáme do zoznamu operátorov.</text:p>
      <text:p text:style-name="P97">Výrazy sa skladajú z členov (konštanty, premenné) a operátorov, preto sú impicitne implicitne pokryté z veľkej časti aj výrazy.</text:p>
      <text:p text:style-name="P15">3.3.<text:span text:style-name="T80">4</text:span>. K<text:span text:style-name="T80">oment</text:span>ár<text:span text:style-name="T80">e a biele znaky</text:span></text:p>
      <text:p text:style-name="P95">Toto pravidlo sa aplikuje iba na zoznam anotácií @SkipDef.</text:p>
      <text:p text:style-name="P95"/>
      <text:p text:style-name="P15">3.<text:span text:style-name="T80">4</text:span>. <text:span text:style-name="T84">Analýza regulárnych výrazov</text:span></text:p>
      <text:p text:style-name="P50"><text:span text:style-name="T84">Systém pre kategorizáciu tokenov použitý v implementácii nástroja Syntaxer je veľmi obmedzený. Ignoruje fakt, že terminálne symboli sú definované ako regulárne výrazy a nemáme priamy prístup </text:span><text:span text:style-name="T89">k </text:span><text:span text:style-name="T84">reťazcom ktoré generujú.</text:span></text:p>
      <text:p text:style-name="P51"><text:span text:style-name="T84">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5">alebo vyhodnotenie množiny všetkých možných znakov na n-tom mieste vo všetkých slovách v jazyku.</text:span></text:p>
      <text:p text:style-name="P52"><text:span text:style-name="T86">Aby sme mohli riešiť dopyty nad regulárnym výrazom, musíme</text:span><text:span text:style-name="T85"> </text:span><text:span text:style-name="T86">ho preložiť do chodnej formy. Z regulárneho výrazu môžeme </text:span><text:span text:style-name="T87">parsovaním vytvoriť strom </text:span><text:span text:style-name="T88">prepisovacích </text:span><text:span text:style-name="T89">vnorených </text:span><text:span text:style-name="T87">pravidiel, </text:span><text:span text:style-name="T88">ktorého listy sú znaky abecedy</text:span><text:span text:style-name="T87">.</text:span></text:p>
      <text:p text:style-name="P98">Takýto strom môžeme zostaviť pomocou 3 typov uzlov: Sekvencia, Alternatíva a Kvantifikácia. </text:p>
      <text:p text:style-name="P16"><text:soft-page-break/>3.<text:span text:style-name="T80">4</text:span>.<text:span text:style-name="T85">1.</text:span><text:span text:style-name="T86"> </text:span><text:span text:style-name="T90">Nedeterministický </text:span><text:span text:style-name="T92">K</text:span><text:span text:style-name="T90">onečný </text:span><text:span text:style-name="T92">A</text:span><text:span text:style-name="T90">utomat</text:span></text:p>
      <text:p text:style-name="P31"><text:span text:style-name="T90">Niektoré </text:span><text:span text:style-name="T91">dotazy sú riešitené na parse strome regulárneho výrazu, existuje však ekvivalentná reprezentácia, ktorá nám umožnuje riešiť viac úloh. Je ňou Nedeterministický </text:span><text:span text:style-name="T92">Konečný Automat (ďalej len NKA).</text:span></text:p>
      <text:p text:style-name="P32"><text:span text:style-name="T5">Príklad:</text:span><text:span text:style-name="T92"> Pomocou parse stromu regulárneho výrazu môžeme zistiť, ktoré znaky sa nachádzajú na prvom mieste v generovaných slovách. Ak problém zovšeobecníme na n-tý znak v generovaných slovách, s </text:span><text:span text:style-name="T93">touto reprezentáciou sa vnorené opakovania sa stanú zložitým implementačným problémom</text:span><text:span text:style-name="T92">.</text:span></text:p>
      <text:p text:style-name="P32"><text:span text:style-name="T92">Transformácia </text:span><text:span text:style-name="T93">regulárneho výrazu na NKA sa riadi niekoľkými pravidlami:</text:span></text:p>
      <text:list xml:id="list2358740141641778623" text:style-name="L4">
        <text:list-item>
          <text:p text:style-name="P119">Každý list t.j. Znak abecedy sa stane hranou NKA</text:p>
        </text:list-item>
        <text:list-item>
          <text:p text:style-name="P116"><text:span text:style-name="T93">Každý nelistový uzol bude transformovaný na diskrétny fragment NKA </text:span><text:span text:style-name="T94">s jedným vstupným stavom a jedným konečným stavom</text:span></text:p>
        </text:list-item>
        <text:list-item>
          <text:p text:style-name="P120">Žiadna hrana nesmie z vonku fragmentu nesmie vstupovat do iného ako vstupného stavu.</text:p>
        </text:list-item>
        <text:list-item>
          <text:p text:style-name="P120">Žiadna hrana z vnútra fragmentu nesmie opúšťať fragment, okrem hrán konecného stavu.</text:p>
        </text:list-item>
      </text:list>
      <text:p text:style-name="P121">Traverziou stromu môžeme vybudovať a správne vnoriť každý fragment v post-order poradí. Zadefinujme špecialny typ NKA, ktorý budeme vytvárať.</text:p>
      <text:p text:style-name="P34"><text:span text:style-name="T6">Definícia</text:span><text:span text:style-name="T94">: </text:span><text:span text:style-name="T95">Nedeterministický konečný automat s </text:span><text:span text:style-name="T96">ε-prechodmi</text:span><text:span text:style-name="T95"> je pätica </text:span></text:p>
      <text:p text:style-name="P33"><text:span text:style-name="T7">A</text:span><text:span text:style-name="T95"> = (</text:span><text:span text:style-name="T7">K</text:span><text:span text:style-name="T95">, </text:span><text:span text:style-name="T7">Σ</text:span><text:span text:style-name="T95">, </text:span><text:span text:style-name="T7">δ</text:span><text:span text:style-name="T95">, </text:span><text:span text:style-name="T7">q</text:span><text:span text:style-name="T99">0</text:span><text:span text:style-name="T95"> , </text:span><text:span text:style-name="T7">F</text:span><text:span text:style-name="T95">), kde</text:span></text:p>
      <text:list xml:id="list4324976161576067979" text:style-name="L5">
        <text:list-item>
          <text:p text:style-name="P122">K je konečná množina stavov</text:p>
        </text:list-item>
        <text:list-item>
          <text:p text:style-name="P122">Σ je konečná vstupná abeceda</text:p>
        </text:list-item>
        <text:list-item>
          <text:p text:style-name="P117"><text:span text:style-name="T95">q</text:span><text:span text:style-name="T98">0</text:span><text:span text:style-name="T95"> ∈ K je začiatočný stav</text:span></text:p>
        </text:list-item>
        <text:list-item>
          <text:p text:style-name="P122">F ⊆ K je množina akceptačných (koncových) stavov</text:p>
        </text:list-item>
        <text:list-item>
          <text:p text:style-name="P117"><text:span text:style-name="T95">δ : K × Σ</text:span><text:span text:style-name="T97">ε</text:span><text:span text:style-name="T95"> → P(K) je prechodová funkcia</text:span></text:p>
        </text:list-item>
      </text:list>
      <text:p text:style-name="P123">a zároveň</text:p>
      <text:list xml:id="list1920704205124691507" text:style-name="L6">
        <text:list-item>
          <text:p text:style-name="P118"><text:span text:style-name="T96">ε </text:span><text:span text:style-name="T100">∉ K</text:span></text:p>
        </text:list-item>
        <text:list-item>
          <text:p text:style-name="P118"><text:span text:style-name="T100">Σ</text:span><text:span text:style-name="T101">ε</text:span><text:span text:style-name="T103"> = <text:s/>Σ ∪ {ε}</text:span></text:p>
        </text:list-item>
      </text:list>
      <text:p text:style-name="P12"><text:span text:style-name="T104">3.</text:span><text:span text:style-name="T105">4</text:span><text:span text:style-name="T104">.</text:span><text:span text:style-name="T106">1.</text:span><text:span text:style-name="T104">1. Znak</text:span></text:p>
      <text:p text:style-name="P99">Na pozícii listov stromu sa nachádzajú znaky. Tie budeme modelovať ko primy prechod zo začiatočného stavu do konečného cez daný znak.</text:p>
      <text:p text:style-name="P99"/>
      <text:p text:style-name="P12"><text:span text:style-name="T104">3.</text:span><text:span text:style-name="T105">4</text:span><text:span text:style-name="T104">.</text:span><text:span text:style-name="T106">1.</text:span><text:span text:style-name="T104">1. Sekvencia</text:span></text:p>
      <text:p text:style-name="P53"><text:span text:style-name="T104">Sekvencie je pomerne jednoduché namodelovať. Potomkov sekvencie prepojíme <text:s/></text:span><text:span text:style-name="T103">ε-prechodmi, </text:span><text:span text:style-name="T104">v poradí - Konečný stav prvého potomka do začiatočného stavu nasledovného uzlu.</text:span></text:p>
      <text:p text:style-name="P99"/>
      <text:p text:style-name="P42"><text:soft-page-break/><text:span text:style-name="T104">3.</text:span><text:span text:style-name="T105">4</text:span><text:span text:style-name="T104">.</text:span><text:span text:style-name="T106">1.</text:span><text:span text:style-name="T104">2. Alternatívy</text:span></text:p>
      <text:p text:style-name="P55"><text:span text:style-name="T104">Fragmenty </text:span><text:span text:style-name="T103">ε-</text:span><text:span text:style-name="T104">N</text:span><text:span text:style-name="T116">K</text:span><text:span text:style-name="T104">A zostrojené z potomkov uzlu alternatívy zaradíme </text:span><text:span text:style-name="T109">parallelne </text:span><text:span text:style-name="T104">medzi začiatočný a konečný uzol </text:span><text:span text:style-name="T107">ekvivalentného fragmentu N</text:span><text:span text:style-name="T116">K</text:span><text:span text:style-name="T107">A. <text:s/></text:span><text:span text:style-name="T103">ε-prechod</text:span><text:span text:style-name="T107">y sa budú spájať začiatočný stav </text:span><text:span text:style-name="T109">fragmentu </text:span><text:span text:style-name="T107">so začiatocnými stavmi potomkov a ich konečné stavy s konecným stavom fragmentu.</text:span></text:p>
      <text:p text:style-name="P100"/>
      <text:p text:style-name="P12"><text:span text:style-name="T104">3.</text:span><text:span text:style-name="T105">4</text:span><text:span text:style-name="T104">.</text:span><text:span text:style-name="T106">1.</text:span><text:span text:style-name="T104">3. </text:span><text:span text:style-name="T108">Kvantifikácia</text:span></text:p>
      <text:p text:style-name="P101">Kvantifikácia je odlišná od Sekvencie a Alternatívy tým, že má jediného potomka.</text:p>
      <text:p text:style-name="P56"><text:span text:style-name="T110">Pri tranformácii kvantifikátorov na </text:span><text:span text:style-name="T103">ε-</text:span><text:span text:style-name="T104">N</text:span><text:span text:style-name="T116">K</text:span><text:span text:style-name="T104">A </text:span><text:span text:style-name="T108">musíme brať do úvahy o aký typ kvantifikácie sa jedná. </text:span><text:span text:style-name="T110">V regulárnych výrazoch rozšíreného unixového typu nachádzame 4 rôzne zapisy kvantifikátorov, všetky vo forme postfix operátora:</text:span></text:p>
      <text:list xml:id="list5885191766338137057" text:style-name="L7">
        <text:list-item>
          <text:p text:style-name="P109"><text:span text:style-name="T120">*</text:span><text:span text:style-name="T110"><text:tab/><text:tab/>prefix sa opakuje 0 a viackrát</text:span></text:p>
        </text:list-item>
        <text:list-item>
          <text:p text:style-name="P109"><text:span text:style-name="T120">+</text:span><text:span text:style-name="T110"><text:tab/><text:tab/>prefix sa opakuje aspoň raz</text:span></text:p>
        </text:list-item>
        <text:list-item>
          <text:p text:style-name="P109"><text:span text:style-name="T120">?</text:span><text:span text:style-name="T110"><text:tab/><text:tab/>prefix sa nachádza na danej pozícii raz alebo vôbec</text:span></text:p>
        </text:list-item>
        <text:list-item>
          <text:p text:style-name="P109"><text:span text:style-name="T120">{</text:span><text:span text:style-name="T124">n</text:span><text:span text:style-name="T120">,</text:span><text:span text:style-name="T124">m</text:span><text:span text:style-name="T120">}</text:span><text:span text:style-name="T110"><text:tab/>prefix sa opakuje minimálne n-krát a maximálne m-krát</text:span></text:p>
        </text:list-item>
      </text:list>
      <text:p text:style-name="P56"><text:span text:style-name="T110">Operátor </text:span><text:span text:style-name="T120">{</text:span><text:span text:style-name="T124">n</text:span><text:span text:style-name="T125">, </text:span><text:span text:style-name="T124">m</text:span><text:span text:style-name="T125">}</text:span><text:span text:style-name="T126"> diskutovať nebudeme, pretože sa používa zriedkavo. Čitateľ sa nad jeho tranformaciou môže zamyslieť samostatne.</text:span></text:p>
      <text:p text:style-name="P57"><text:span text:style-name="T111">Vychádzame z toho, že začiatočné stavy a konečne stavy fragmentu a potomka sú prepojené </text:span><text:span text:style-name="T103">ε-</text:span><text:span text:style-name="T111">prechodmi. Ďalej nás b</text:span><text:span text:style-name="T110">udú </text:span><text:span text:style-name="T111">z</text:span><text:span text:style-name="T110">aujímať dve vlastnosti:</text:span></text:p>
      <text:list xml:id="list7190270325348215653" text:style-name="L8">
        <text:list-item>
          <text:p text:style-name="P110"><text:span text:style-name="T110">Môže byť potomok vynechaný? </text:span><text:span text:style-name="T111">(objavovať sa 0-krát)<text:line-break/>Ak áno, vložíme </text:span><text:span text:style-name="T103">ε-</text:span><text:span text:style-name="T111">prechod zo začiatočného do konečného stavu fragmentu</text:span></text:p>
        </text:list-item>
        <text:list-item>
          <text:p text:style-name="P110"><text:span text:style-name="T110">Môže sa potomok objavovať viac ako raz?<text:line-break/></text:span><text:span text:style-name="T111">Ak áno, vložíme </text:span><text:span text:style-name="T103">ε-</text:span><text:span text:style-name="T111">prechod zo konečného do začiatočného stavu fragmentu</text:span></text:p>
        </text:list-item>
      </text:list>
      <text:p text:style-name="P58"><text:span text:style-name="T112">V tomto kroku si musíme uvedomiť, že so zavädením kvantifikácie do našeho modelu, vytvárame slučku skladajúcu sa z </text:span><text:span text:style-name="T103">ε-</text:span><text:span text:style-name="T112">prechodov. Prichádzame tak o jeden predpoklad, ktorý by sme mohi uvažovať, ak by sme v algebre regulárnych výrazov nemali kvantifikáciu. Algoritmy, ktoré budú pracovať nad </text:span><text:span text:style-name="T103">ε-</text:span><text:span text:style-name="T112">N</text:span><text:span text:style-name="T116">K</text:span><text:span text:style-name="T112">A, ako napríklad tranformácia na NFA, musia ošetriť tento okrajový prípad.</text:span></text:p>
      <text:p text:style-name="P13"><text:span text:style-name="T104">3.</text:span><text:span text:style-name="T105">4</text:span><text:span text:style-name="T104">.</text:span><text:span text:style-name="T106">1.</text:span><text:span text:style-name="T112">4</text:span><text:span text:style-name="T104">. </text:span><text:span text:style-name="T112">Transformácia </text:span><text:span text:style-name="T103">ε-</text:span><text:span text:style-name="T112">N</text:span><text:span text:style-name="T116">K</text:span><text:span text:style-name="T112">A na N</text:span><text:span text:style-name="T116">K</text:span><text:span text:style-name="T112">A</text:span></text:p>
      <text:p text:style-name="P60"><text:span text:style-name="T113">Vytvorenie </text:span><text:span text:style-name="T103">ε-</text:span><text:span text:style-name="T112">N</text:span><text:span text:style-name="T116">K</text:span><text:span text:style-name="T112">A </text:span><text:span text:style-name="T113">je medzikrok k vytvor</text:span><text:span text:style-name="T115">e</text:span><text:span text:style-name="T113">niu N</text:span><text:span text:style-name="T116">K</text:span><text:span text:style-name="T113">A. </text:span><text:span text:style-name="T114">Reprezentujme </text:span><text:span text:style-name="T112">N</text:span><text:span text:style-name="T116">K</text:span><text:span text:style-name="T112">A </text:span><text:span text:style-name="T114">ako tabulku, ktorá modeluje prechody medzi stavmi. <text:s/></text:span></text:p>
      <text:p text:style-name="P60"><text:span text:style-name="T114"><text:tab/></text:span><text:span text:style-name="T121">Stav<text:tab/>0<text:tab/><text:tab/>1<text:tab/> <text:tab/></text:span><text:span text:style-name="T122">ε</text:span></text:p>
      <text:p text:style-name="P60"><text:span text:style-name="T103"><text:tab/></text:span><text:span text:style-name="T114">A<text:tab/><text:tab/>B<text:tab/><text:tab/>C<text:tab/><text:tab/>∅</text:span></text:p>
      <text:p text:style-name="P61"><text:span text:style-name="T114"><text:tab/>B<text:tab/><text:tab/>∅<text:tab/><text:tab/>C<text:tab/><text:tab/></text:span><text:span text:style-name="T115">{</text:span><text:span text:style-name="T114">D, </text:span><text:span text:style-name="T115">E}</text:span><text:span text:style-name="T114"><text:tab/><text:tab/></text:span></text:p>
      <text:p text:style-name="P102"><text:tab/>C<text:tab/><text:tab/>A<text:tab/><text:tab/>∅<text:tab/><text:tab/>∅</text:p>
      <text:p text:style-name="P60"><text:span text:style-name="T114"><text:tab/>D<text:tab/><text:tab/></text:span><text:span text:style-name="T115">E</text:span><text:span text:style-name="T114"><text:tab/><text:tab/></text:span><text:span text:style-name="T115">F<text:tab/><text:tab/>∅</text:span></text:p>
      <text:p text:style-name="P104"><text:tab/>E<text:tab/><text:tab/>A<text:tab/><text:tab/>∅<text:tab/><text:tab/>∅</text:p>
      <text:p text:style-name="P104"><text:tab/>F<text:tab/><text:tab/>B<text:tab/><text:tab/>∅<text:tab/><text:tab/>∅</text:p>
      <text:p text:style-name="P61"><text:span text:style-name="T115">Cieľom je ostrániť stĺpec </text:span><text:span text:style-name="T122">ε</text:span><text:span text:style-name="T127">.</text:span></text:p>
      <text:p text:style-name="P61"><text:soft-page-break/><text:span text:style-name="T123">Definicia:</text:span><text:span text:style-name="T128"> Nech δ*(q</text:span><text:span text:style-name="T102">0</text:span><text:span text:style-name="T128">, w) je množina všetkých stavov, ktoré môžeme dosiahnúť zo stavu q</text:span><text:span text:style-name="T102">0</text:span><text:span text:style-name="T128"> nasledovaním cesty w.</text:span></text:p>
      <text:p text:style-name="P107">Príklad:</text:p>
      <text:list xml:id="list8741466838040266841" text:style-name="L9">
        <text:list-item>
          <text:p text:style-name="P111"><text:span text:style-name="T128">δ*(A, </text:span><text:span text:style-name="T122">ε</text:span><text:span text:style-name="T128">) = {A}</text:span></text:p>
        </text:list-item>
        <text:list-item>
          <text:p text:style-name="P111"><text:span text:style-name="T128">δ*(A, </text:span><text:span text:style-name="T123">0</text:span><text:span text:style-name="T128">) = {B, D, E}</text:span></text:p>
        </text:list-item>
        <text:list-item>
          <text:p text:style-name="P111"><text:span text:style-name="T128">δ*(A, </text:span><text:span text:style-name="T123">01</text:span><text:span text:style-name="T128">) = {C, F}</text:span></text:p>
        </text:list-item>
      </text:list>
      <text:p text:style-name="P62"><text:span text:style-name="T130">Tabuľku NKA </text:span><text:span text:style-name="T131">zostavíme dosadením stavu q a prechodu x do funkcie </text:span><text:span text:style-name="T128">δ*(</text:span><text:span text:style-name="T131">q</text:span><text:span text:style-name="T128">, </text:span><text:span text:style-name="T131">x):</text:span></text:p>
      <text:p text:style-name="P62"><text:span text:style-name="T114"><text:tab/></text:span><text:span text:style-name="T121">Stav<text:tab/>0<text:tab/><text:tab/><text:tab/>1</text:span></text:p>
      <text:p text:style-name="P62"><text:span text:style-name="T103"><text:tab/></text:span><text:span text:style-name="T114">A<text:tab/><text:tab/></text:span><text:span text:style-name="T117">{</text:span><text:span text:style-name="T114">B, </text:span><text:span text:style-name="T117">D, E}</text:span><text:span text:style-name="T114"><text:tab/><text:tab/>C</text:span></text:p>
      <text:p text:style-name="P103"><text:tab/>B<text:tab/><text:tab/>∅<text:tab/><text:tab/><text:tab/>C</text:p>
      <text:p text:style-name="P103"><text:tab/>C<text:tab/><text:tab/>A<text:tab/><text:tab/><text:tab/>∅</text:p>
      <text:p text:style-name="P62"><text:span text:style-name="T114"><text:tab/>D<text:tab/><text:tab/></text:span><text:span text:style-name="T115">E</text:span><text:span text:style-name="T114"><text:tab/><text:tab/><text:tab/></text:span><text:span text:style-name="T115">F</text:span></text:p>
      <text:p text:style-name="P105"><text:tab/>E<text:tab/><text:tab/>A<text:tab/><text:tab/><text:tab/>∅</text:p>
      <text:p text:style-name="P105"><text:tab/>F<text:tab/><text:tab/>B<text:tab/><text:tab/><text:tab/>∅</text:p>
      <text:p text:style-name="P108"/>
      <text:p text:style-name="P17">3.<text:span text:style-name="T80">4</text:span>.<text:span text:style-name="T138">3</text:span><text:span text:style-name="T85">.</text:span><text:span text:style-name="T86"> </text:span><text:span text:style-name="T138">D</text:span><text:span text:style-name="T90">eterministický </text:span><text:span text:style-name="T92">K</text:span><text:span text:style-name="T90">onečný </text:span><text:span text:style-name="T92">A</text:span><text:span text:style-name="T90">utomat</text:span></text:p>
      <text:p text:style-name="P35"><text:span text:style-name="T128">Prevodom na </text:span><text:span text:style-name="T129">D</text:span><text:span text:style-name="T128">eterministický Konečný Automat (ďalej len D</text:span><text:span text:style-name="T129">K</text:span><text:span text:style-name="T128">A) dostaneme k dispozícii možnosť testovať ekvivalenciu dvoch D</text:span><text:span text:style-name="T129">K</text:span><text:span text:style-name="T128">A </text:span><text:span text:style-name="T129">a </text:span><text:span text:style-name="T128">rôzne iné algoritmi vyvinuté nad D</text:span><text:span text:style-name="T129">K</text:span><text:span text:style-name="T128">A.</text:span></text:p>
      <text:p text:style-name="P36"><text:span text:style-name="T131">Prevod na DKA vychádza z ekvivalencie DKA a NKA. </text:span><text:span text:style-name="T132">Začíname v začiatočnom stave NKA. Pre každý možný prechod v aktualnej kombinácii stavov môžeme použiť vytvoríme jeden prechod v DKA a cieľový stav bude reprezentovať kombináciu stavou, do ktorých sa simuláciou NKA dostaneme po čítaní daného znaku.</text:span></text:p>
      <text:p text:style-name="P36"><text:span text:style-name="T132">Toto </text:span><text:span text:style-name="T133">vykonávame iteratívne</text:span><text:span text:style-name="T132">, kým nevytvoríme tabuľku všetkých kombinácií stavov, do ktorých je možné sa dostať simuláciou NKA. </text:span><text:span text:style-name="T133">Výsledná tabuľka je prekvapivo krátka:</text:span></text:p>
      <text:p text:style-name="P63"><text:span text:style-name="T114"><text:tab/></text:span><text:span text:style-name="T121">Stav<text:tab/><text:tab/><text:tab/><text:tab/>0<text:tab/><text:tab/><text:tab/><text:tab/>1</text:span></text:p>
      <text:p text:style-name="P63"><text:span text:style-name="T103"><text:tab/></text:span><text:span text:style-name="T119">S1 = </text:span><text:span text:style-name="T114">A<text:tab/><text:tab/><text:tab/><text:tab/></text:span><text:span text:style-name="T117">{</text:span><text:span text:style-name="T114">B, </text:span><text:span text:style-name="T117">D, E}</text:span><text:span text:style-name="T114"><text:tab/><text:tab/><text:tab/>C</text:span></text:p>
      <text:p text:style-name="P63"><text:span text:style-name="T114"><text:tab/></text:span><text:span text:style-name="T119">S2 = </text:span><text:span text:style-name="T117">{</text:span><text:span text:style-name="T114">B, </text:span><text:span text:style-name="T117">D, E}<text:tab/><text:tab/></text:span><text:span text:style-name="T118">{A, E}<text:tab/><text:tab/><text:tab/>{C, F}</text:span></text:p>
      <text:p text:style-name="P64"><text:span text:style-name="T118"><text:tab/></text:span><text:span text:style-name="T119">S3 = C<text:tab/><text:tab/><text:tab/><text:tab/>A<text:tab/><text:tab/><text:tab/><text:tab/></text:span><text:span text:style-name="T114">∅</text:span></text:p>
      <text:p text:style-name="P63"><text:span text:style-name="T118"><text:tab/></text:span><text:span text:style-name="T119">S4 = </text:span><text:span text:style-name="T118">{C, F}<text:tab/><text:tab/><text:tab/>{A, B}<text:tab/><text:tab/><text:tab/></text:span><text:span text:style-name="T114">∅</text:span></text:p>
      <text:p text:style-name="P63"><text:span text:style-name="T114"><text:tab/></text:span><text:span text:style-name="T119">S5 = </text:span><text:span text:style-name="T118">{A, E}<text:tab/><text:tab/><text:tab/>{A, B, D, E}<text:tab/><text:tab/>C</text:span></text:p>
      <text:p text:style-name="P63"><text:span text:style-name="T118"><text:tab/></text:span><text:span text:style-name="T119">S6 = {A, B}<text:tab/><text:tab/><text:tab/>{B, D, E}<text:tab/><text:tab/><text:tab/>C</text:span></text:p>
      <text:p text:style-name="P106"><text:tab/>S7 = {A, B, D, E}<text:tab/><text:tab/>{A, B, D, E}<text:tab/><text:tab/>{C, F}</text:p>
      <text:p text:style-name="P124">Jednou z výhod, tejto reprezentácie je, že DKA je možné upraviť a opätovne previesť na regulárny výraz. Tým by sa otvorila možnosť robiť okrem dopytov nad regulárnymi výrazmi aj transformácie a optimalizácie regulárnych výrazov.</text:p>
      <text:p text:style-name="P125"><text:s/></text:p>
      <text:p text:style-name="P18"><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143" text:outline-level="10"><text:bookmark text:name="h.w9scj27wczxt"/><text:span text:style-name="T16">C</text:span><text:span text:style-name="T16"> (32)</text:span></text:h>
      <text:h text:style-name="P144" text:outline-level="10">auto</text:h>
      <text:h text:style-name="P144" text:outline-level="10">break</text:h>
      <text:h text:style-name="P144" text:outline-level="10">case</text:h>
      <text:h text:style-name="P144" text:outline-level="10">char</text:h>
      <text:h text:style-name="P144" text:outline-level="10">const</text:h>
      <text:h text:style-name="P144" text:outline-level="10">continue</text:h>
      <text:h text:style-name="P144" text:outline-level="10">default</text:h>
      <text:h text:style-name="P144" text:outline-level="10">do</text:h>
      <text:h text:style-name="P144" text:outline-level="10">double</text:h>
      <text:h text:style-name="P144" text:outline-level="10">else</text:h>
      <text:h text:style-name="P144" text:outline-level="10">enum</text:h>
      <text:h text:style-name="P145" text:outline-level="10">extern</text:h>
      <text:h text:style-name="P145" text:outline-level="10">float</text:h>
      <text:h text:style-name="P144" text:outline-level="10">for</text:h>
      <text:h text:style-name="P144" text:outline-level="10">goto</text:h>
      <text:h text:style-name="P144" text:outline-level="10">if</text:h>
      <text:h text:style-name="P144" text:outline-level="10">int</text:h>
      <text:h text:style-name="P145" text:outline-level="10">long</text:h>
      <text:h text:style-name="P144" text:outline-level="10">register</text:h>
      <text:h text:style-name="P144" text:outline-level="10">return</text:h>
      <text:h text:style-name="P144" text:outline-level="10">short</text:h>
      <text:h text:style-name="P144" text:outline-level="10">signed</text:h>
      <text:h text:style-name="P144" text:outline-level="10">sizeof</text:h>
      <text:h text:style-name="P144" text:outline-level="10">static</text:h>
      <text:h text:style-name="P144" text:outline-level="10">struct</text:h>
      <text:h text:style-name="P144" text:outline-level="10">switch</text:h>
      <text:h text:style-name="P144" text:outline-level="10">typedef</text:h>
      <text:h text:style-name="P144" text:outline-level="10">union</text:h>
      <text:h text:style-name="P144" text:outline-level="10">unsigned</text:h>
      <text:h text:style-name="P144" text:outline-level="10">void</text:h>
      <text:h text:style-name="P144" text:outline-level="10">volatile</text:h>
      <text:h text:style-name="P144" text:outline-level="10">while</text:h>
      <text:p text:style-name="P19"/>
      <text:p text:style-name="P19">C++ 51x</text:p>
      <text:h text:style-name="P144" text:outline-level="10"><text:bookmark text:name="h.h4utv4bk1jgi"/><text:soft-page-break/>abstract</text:h>
      <text:h text:style-name="P144" text:outline-level="10">continue</text:h>
      <text:h text:style-name="P144" text:outline-level="10">for</text:h>
      <text:h text:style-name="P144" text:outline-level="10">new</text:h>
      <text:h text:style-name="P144" text:outline-level="10">switch</text:h>
      <text:h text:style-name="P144" text:outline-level="10">asser</text:h>
      <text:h text:style-name="P144" text:outline-level="10">default</text:h>
      <text:h text:style-name="P144" text:outline-level="10">got</text:h>
      <text:h text:style-name="P144" text:outline-level="10">package</text:h>
      <text:h text:style-name="P144" text:outline-level="10">synchronized</text:h>
      <text:h text:style-name="P144" text:outline-level="10">boolean</text:h>
      <text:h text:style-name="P144" text:outline-level="10">do</text:h>
      <text:h text:style-name="P144" text:outline-level="10">if</text:h>
      <text:h text:style-name="P144" text:outline-level="10">private</text:h>
      <text:h text:style-name="P144" text:outline-level="10">this</text:h>
      <text:h text:style-name="P144" text:outline-level="10">break</text:h>
      <text:h text:style-name="P144" text:outline-level="10">double</text:h>
      <text:h text:style-name="P144" text:outline-level="10">implements</text:h>
      <text:h text:style-name="P144" text:outline-level="10">protected</text:h>
      <text:h text:style-name="P144" text:outline-level="10">throw</text:h>
      <text:h text:style-name="P144" text:outline-level="10">byte</text:h>
      <text:h text:style-name="P144" text:outline-level="10">else</text:h>
      <text:h text:style-name="P144" text:outline-level="10">import</text:h>
      <text:h text:style-name="P144" text:outline-level="10">public</text:h>
      <text:h text:style-name="P144" text:outline-level="10">throws</text:h>
      <text:h text:style-name="P144" text:outline-level="10">case</text:h>
      <text:h text:style-name="P142" text:outline-level="10"><text:span text:style-name="T17">enu</text:span><text:span text:style-name="T17">*</text:span></text:h>
      <text:h text:style-name="P144" text:outline-level="10">instanceof</text:h>
      <text:h text:style-name="P144" text:outline-level="10">return</text:h>
      <text:h text:style-name="P144" text:outline-level="10">transient</text:h>
      <text:h text:style-name="P144" text:outline-level="10">catch</text:h>
      <text:h text:style-name="P144" text:outline-level="10">extends</text:h>
      <text:h text:style-name="P144" text:outline-level="10">int</text:h>
      <text:h text:style-name="P144" text:outline-level="10">short</text:h>
      <text:h text:style-name="P144" text:outline-level="10">try</text:h>
      <text:h text:style-name="P144" text:outline-level="10">char</text:h>
      <text:h text:style-name="P144" text:outline-level="10">final</text:h>
      <text:h text:style-name="P144" text:outline-level="10">interface</text:h>
      <text:h text:style-name="P144" text:outline-level="10">static</text:h>
      <text:h text:style-name="P144" text:outline-level="10">void</text:h>
      <text:h text:style-name="P144" text:outline-level="10">class</text:h>
      <text:h text:style-name="P144" text:outline-level="10">finally</text:h>
      <text:h text:style-name="P144" text:outline-level="10">long</text:h>
      <text:h text:style-name="P142" text:outline-level="10"><text:span text:style-name="T17">strictf</text:span><text:span text:style-name="T17">*</text:span></text:h>
      <text:h text:style-name="P144" text:outline-level="10">volatile</text:h>
      <text:h text:style-name="P144" text:outline-level="10">cons</text:h>
      <text:h text:style-name="P144" text:outline-level="10">float</text:h>
      <text:h text:style-name="P144" text:outline-level="10">native</text:h>
      <text:h text:style-name="P144" text:outline-level="10">super</text:h>
      <text:h text:style-name="P144" text:outline-level="10"><text:bookmark text:name="h.xklobzeizfsy"/>while</text:h>
      <text:h text:style-name="P136" text:outline-level="10"><text:bookmark text:name="h.r0zblrs4qun7"/>Java 51x</text:h>
      <text:h text:style-name="P144" text:outline-level="10"><text:bookmark text:name="h.22rmfr41dvhu"/>abstract</text:h>
      <text:h text:style-name="P144" text:outline-level="10">continue</text:h>
      <text:h text:style-name="P144" text:outline-level="10">for</text:h>
      <text:h text:style-name="P144" text:outline-level="10"><text:soft-page-break/>new</text:h>
      <text:h text:style-name="P144" text:outline-level="10">switch</text:h>
      <text:h text:style-name="P142" text:outline-level="10"><text:span text:style-name="T17">assert</text:span><text:span text:style-name="T17">***</text:span></text:h>
      <text:h text:style-name="P144" text:outline-level="10">default</text:h>
      <text:h text:style-name="P142" text:outline-level="10"><text:span text:style-name="T17">goto</text:span><text:span text:style-name="T17">*</text:span></text:h>
      <text:h text:style-name="P144" text:outline-level="10">package</text:h>
      <text:h text:style-name="P144" text:outline-level="10">synchronized</text:h>
      <text:h text:style-name="P144" text:outline-level="10">boolean</text:h>
      <text:h text:style-name="P144" text:outline-level="10">do</text:h>
      <text:h text:style-name="P144" text:outline-level="10">if</text:h>
      <text:h text:style-name="P144" text:outline-level="10">private</text:h>
      <text:h text:style-name="P144" text:outline-level="10">this</text:h>
      <text:h text:style-name="P144" text:outline-level="10">break</text:h>
      <text:h text:style-name="P144" text:outline-level="10">double</text:h>
      <text:h text:style-name="P144" text:outline-level="10">implements</text:h>
      <text:h text:style-name="P144" text:outline-level="10">protected</text:h>
      <text:h text:style-name="P144" text:outline-level="10">throw</text:h>
      <text:h text:style-name="P144" text:outline-level="10">byte</text:h>
      <text:h text:style-name="P144" text:outline-level="10">else</text:h>
      <text:h text:style-name="P144" text:outline-level="10">import</text:h>
      <text:h text:style-name="P144" text:outline-level="10">public</text:h>
      <text:h text:style-name="P144" text:outline-level="10">throws</text:h>
      <text:h text:style-name="P144" text:outline-level="10">case</text:h>
      <text:h text:style-name="P142" text:outline-level="10"><text:span text:style-name="T17">enum</text:span><text:span text:style-name="T17">****</text:span></text:h>
      <text:h text:style-name="P144" text:outline-level="10">instanceof</text:h>
      <text:h text:style-name="P144" text:outline-level="10">return</text:h>
      <text:h text:style-name="P144" text:outline-level="10">transient</text:h>
      <text:h text:style-name="P144" text:outline-level="10">catch</text:h>
      <text:h text:style-name="P144" text:outline-level="10">extends</text:h>
      <text:h text:style-name="P144" text:outline-level="10">int</text:h>
      <text:h text:style-name="P144" text:outline-level="10">short</text:h>
      <text:h text:style-name="P144" text:outline-level="10">try</text:h>
      <text:h text:style-name="P144" text:outline-level="10">char</text:h>
      <text:h text:style-name="P144" text:outline-level="10">final</text:h>
      <text:h text:style-name="P144" text:outline-level="10">interface</text:h>
      <text:h text:style-name="P144" text:outline-level="10">static</text:h>
      <text:h text:style-name="P144" text:outline-level="10">void</text:h>
      <text:h text:style-name="P144" text:outline-level="10">class</text:h>
      <text:h text:style-name="P144" text:outline-level="10">finally</text:h>
      <text:h text:style-name="P144" text:outline-level="10">long</text:h>
      <text:h text:style-name="P142" text:outline-level="10"><text:span text:style-name="T17">strictfp</text:span><text:span text:style-name="T17">**</text:span></text:h>
      <text:h text:style-name="P144" text:outline-level="10">volatile</text:h>
      <text:h text:style-name="P142" text:outline-level="10"><text:span text:style-name="T17">const</text:span><text:span text:style-name="T17">*</text:span></text:h>
      <text:h text:style-name="P144" text:outline-level="10">float</text:h>
      <text:h text:style-name="P144" text:outline-level="10">native</text:h>
      <text:h text:style-name="P144" text:outline-level="10"><text:bookmark text:name="h.rtg8z5hsztw8"/>super</text:h>
      <text:h text:style-name="P144" text:outline-level="10"><text:bookmark text:name="h.4uq2qdtqkxiy"/>while</text:h>
      <text:p text:style-name="P1"/>
      <text:h text:style-name="P142" text:outline-level="10"><text:bookmark text:name="h.yt0r3hlg35ue"/><text:soft-page-break/>Go (24)</text:h>
      <text:h text:style-name="P144" text:outline-level="10">break</text:h>
      <text:h text:style-name="P144" text:outline-level="10">default</text:h>
      <text:h text:style-name="P144" text:outline-level="10">func</text:h>
      <text:h text:style-name="P144" text:outline-level="10">interface</text:h>
      <text:h text:style-name="P144" text:outline-level="10">select</text:h>
      <text:h text:style-name="P144" text:outline-level="10">case</text:h>
      <text:h text:style-name="P144" text:outline-level="10">defer</text:h>
      <text:h text:style-name="P144" text:outline-level="10">go</text:h>
      <text:h text:style-name="P144" text:outline-level="10">map</text:h>
      <text:h text:style-name="P144" text:outline-level="10">struct</text:h>
      <text:h text:style-name="P144" text:outline-level="10">chan</text:h>
      <text:h text:style-name="P144" text:outline-level="10">else</text:h>
      <text:h text:style-name="P144" text:outline-level="10">goto</text:h>
      <text:h text:style-name="P144" text:outline-level="10">package</text:h>
      <text:h text:style-name="P144" text:outline-level="10">switch</text:h>
      <text:h text:style-name="P144" text:outline-level="10">const</text:h>
      <text:h text:style-name="P144" text:outline-level="10">fallthrough</text:h>
      <text:h text:style-name="P144" text:outline-level="10">if</text:h>
      <text:h text:style-name="P144" text:outline-level="10">range</text:h>
      <text:h text:style-name="P144" text:outline-level="10">type</text:h>
      <text:h text:style-name="P144" text:outline-level="10">continue</text:h>
      <text:h text:style-name="P144" text:outline-level="10">for</text:h>
      <text:h text:style-name="P144" text:outline-level="10">import</text:h>
      <text:h text:style-name="P144" text:outline-level="10"><text:bookmark text:name="h.kcdnn1w8gole"/>return</text:h>
      <text:h text:style-name="P144" text:outline-level="10"><text:bookmark text:name="h.obcai6p42vd6"/>var</text:h>
      <text:h text:style-name="P136" text:outline-level="10"><text:bookmark text:name="h.wnj2ed2s3hx7"/>Ruby (42)</text:h>
      <text:p text:style-name="P10">BEGIN</text:p>
      <text:p text:style-name="P10">END</text:p>
      <text:p text:style-name="P1"><text:span text:style-name="T18">__</text:span><text:span text:style-name="T18">ENCODING</text:span><text:span text:style-name="T18">__</text:span></text:p>
      <text:p text:style-name="P1"><text:span text:style-name="T18">__</text:span><text:span text:style-name="T18">END</text:span><text:span text:style-name="T18">__</text:span></text:p>
      <text:p text:style-name="P1"><text:span text:style-name="T18">__</text:span><text:span text:style-name="T18">FILE</text:span><text:span text:style-name="T18">__</text:span></text:p>
      <text:p text:style-name="P1"><text:span text:style-name="T18">__</text:span><text:span text:style-name="T18">LINE</text:span><text:span text:style-name="T18">__</text:span></text:p>
      <text:p text:style-name="P10">alias</text:p>
      <text:p text:style-name="P10">and</text:p>
      <text:p text:style-name="P10">begin</text:p>
      <text:p text:style-name="P10">break</text:p>
      <text:p text:style-name="P10">case</text:p>
      <text:p text:style-name="P10">class</text:p>
      <text:p text:style-name="P10">def</text:p>
      <text:p text:style-name="P1"><text:span text:style-name="T18">defined</text:span><text:span text:style-name="T18">?</text:span></text:p>
      <text:p text:style-name="P10">do</text:p>
      <text:p text:style-name="P10">else</text:p>
      <text:p text:style-name="P10">elsif</text:p>
      <text:p text:style-name="P10">end</text:p>
      <text:p text:style-name="P10">ensure</text:p>
      <text:p text:style-name="P10">false</text:p>
      <text:p text:style-name="P10">for</text:p>
      <text:p text:style-name="P10">if</text:p>
      <text:p text:style-name="P10">in</text:p>
      <text:p text:style-name="P10">module</text:p>
      <text:p text:style-name="P10">next</text:p>
      <text:p text:style-name="P10">nil</text:p>
      <text:p text:style-name="P10"><text:soft-page-break/>not</text:p>
      <text:p text:style-name="P10">or</text:p>
      <text:p text:style-name="P10">redo</text:p>
      <text:p text:style-name="P10">rescue</text:p>
      <text:p text:style-name="P10">retry</text:p>
      <text:p text:style-name="P10">return</text:p>
      <text:p text:style-name="P10">self</text:p>
      <text:p text:style-name="P10">super</text:p>
      <text:p text:style-name="P10">then</text:p>
      <text:p text:style-name="P10">true</text:p>
      <text:p text:style-name="P10">undef</text:p>
      <text:p text:style-name="P10">unless</text:p>
      <text:p text:style-name="P10">until</text:p>
      <text:p text:style-name="P10">when</text:p>
      <text:p text:style-name="P10">while</text:p>
      <text:p text:style-name="P10">yield</text:p>
      <text:p text:style-name="P1"/>
      <table:table table:name="Table1" table:style-name="Table1">
        <table:table-column table:style-name="Table1.A"/>
        <table:table-row>
          <table:table-cell table:style-name="Table1.A1" office:value-type="string">
            <text:p text:style-name="P20"/>
          </table:table-cell>
        </table:table-row>
      </table:table>
      <text:h text:style-name="P136" text:outline-level="10"><text:bookmark text:name="h.lz26njx7pgfp"/>Python (32)</text:h>
      <text:p text:style-name="P10">False</text:p>
      <text:p text:style-name="P10">class</text:p>
      <text:p text:style-name="P10">finally</text:p>
      <text:p text:style-name="P10">is</text:p>
      <text:p text:style-name="P10">return</text:p>
      <text:p text:style-name="P10">None</text:p>
      <text:p text:style-name="P10">continue</text:p>
      <text:p text:style-name="P10">for</text:p>
      <text:p text:style-name="P10">lambda</text:p>
      <text:p text:style-name="P10">try</text:p>
      <text:p text:style-name="P10">True</text:p>
      <text:p text:style-name="P10">def</text:p>
      <text:p text:style-name="P10">from</text:p>
      <text:p text:style-name="P10">nonlocal</text:p>
      <text:p text:style-name="P10">while</text:p>
      <text:p text:style-name="P10">and</text:p>
      <text:p text:style-name="P10">del</text:p>
      <text:p text:style-name="P10">global</text:p>
      <text:p text:style-name="P10">not</text:p>
      <text:p text:style-name="P10">with</text:p>
      <text:p text:style-name="P10">as</text:p>
      <text:p text:style-name="P10">elif</text:p>
      <text:p text:style-name="P10">if</text:p>
      <text:p text:style-name="P10">or</text:p>
      <text:p text:style-name="P10">yield</text:p>
      <text:p text:style-name="P10">assert</text:p>
      <text:p text:style-name="P10">else</text:p>
      <text:p text:style-name="P10">import</text:p>
      <text:p text:style-name="P10">pass</text:p>
      <text:p text:style-name="P10">break</text:p>
      <text:p text:style-name="P10">except</text:p>
      <text:p text:style-name="P10">in</text:p>
      <text:p text:style-name="P10">raise</text:p>
      <text:h text:style-name="P136" text:outline-level="10"><text:bookmark text:name="h.z8o3zakc56k8"/><text:soft-page-break/>Haskell (55)</text:h>
      <text:p text:style-name="P10">!</text:p>
      <text:p text:style-name="P10">'</text:p>
      <text:p text:style-name="P10">''</text:p>
      <text:p text:style-name="P10">-</text:p>
      <text:p text:style-name="P10">--</text:p>
      <text:p text:style-name="P10">-&lt;</text:p>
      <text:p text:style-name="P10">-&lt;&lt;</text:p>
      <text:p text:style-name="P10">-&gt;</text:p>
      <text:p text:style-name="P10">::</text:p>
      <text:p text:style-name="P10">;</text:p>
      <text:p text:style-name="P10">&lt;-</text:p>
      <text:p text:style-name="P10">,</text:p>
      <text:p text:style-name="P10">=</text:p>
      <text:p text:style-name="P10">=&gt;</text:p>
      <text:p text:style-name="P10">&gt;</text:p>
      <text:p text:style-name="P10">?</text:p>
      <text:p text:style-name="P10">#</text:p>
      <text:p text:style-name="P10">*</text:p>
      <text:p text:style-name="P10">@</text:p>
      <text:p text:style-name="P10">[|, |]</text:p>
      <text:p text:style-name="P10">\</text:p>
      <text:p text:style-name="P10">_</text:p>
      <text:p text:style-name="P10">`</text:p>
      <text:p text:style-name="P10">{, }</text:p>
      <text:p text:style-name="P10">{-, -}</text:p>
      <text:p text:style-name="P10">|</text:p>
      <text:p text:style-name="P10">~</text:p>
      <text:p text:style-name="P10">as</text:p>
      <text:p text:style-name="P1"><text:span text:style-name="T18">case</text:span><text:span text:style-name="T18">, </text:span><text:span text:style-name="T18">of</text:span></text:p>
      <text:p text:style-name="P10">class</text:p>
      <text:p text:style-name="P10">data</text:p>
      <text:p text:style-name="P1"><text:span text:style-name="T18">data</text:span><text:span text:style-name="T18"> </text:span><text:span text:style-name="T18">family</text:span></text:p>
      <text:p text:style-name="P1"><text:span text:style-name="T18">data</text:span><text:span text:style-name="T18"> </text:span><text:span text:style-name="T18">instance</text:span></text:p>
      <text:p text:style-name="P10">default</text:p>
      <text:p text:style-name="P10">deriving</text:p>
      <text:p text:style-name="P1"><text:span text:style-name="T18">deriving</text:span><text:span text:style-name="T18"> </text:span><text:span text:style-name="T18">instance</text:span></text:p>
      <text:p text:style-name="P10">do</text:p>
      <text:p text:style-name="P10">forall</text:p>
      <text:p text:style-name="P10">foreign</text:p>
      <text:p text:style-name="P10">hiding</text:p>
      <text:p text:style-name="P1"><text:span text:style-name="T18">if</text:span><text:span text:style-name="T18">, </text:span><text:span text:style-name="T18">then</text:span><text:span text:style-name="T18">, </text:span><text:span text:style-name="T18">else</text:span></text:p>
      <text:p text:style-name="P10">import</text:p>
      <text:p text:style-name="P1"><text:span text:style-name="T18">infix</text:span><text:span text:style-name="T18">, </text:span><text:span text:style-name="T18">infixl</text:span><text:span text:style-name="T18">, </text:span><text:span text:style-name="T18">infixr</text:span></text:p>
      <text:p text:style-name="P10">instance</text:p>
      <text:p text:style-name="P1"><text:span text:style-name="T18">let</text:span><text:span text:style-name="T18">, </text:span><text:span text:style-name="T18">in</text:span></text:p>
      <text:p text:style-name="P10">mdo</text:p>
      <text:p text:style-name="P10">module</text:p>
      <text:p text:style-name="P10">newtype</text:p>
      <text:p text:style-name="P10">proc</text:p>
      <text:p text:style-name="P10">qualified</text:p>
      <text:p text:style-name="P10">rec</text:p>
      <text:p text:style-name="P10">type</text:p>
      <text:p text:style-name="P1"><text:span text:style-name="T18">type</text:span><text:span text:style-name="T18"> </text:span><text:span text:style-name="T18">family</text:span></text:p>
      <text:p text:style-name="P1"><text:span text:style-name="T18">type</text:span><text:span text:style-name="T18"> </text:span><text:span text:style-name="T18">instance</text:span></text:p>
      <text:p text:style-name="P10"><text:soft-page-break/>where</text:p>
      <text:h text:style-name="P136" text:outline-level="10"><text:bookmark text:name="h.50jf9w9genca"/>Smalltalk</text:h>
      <text:p text:style-name="P11">true</text:p>
      <text:p text:style-name="P11">false</text:p>
      <text:p text:style-name="P11">nil</text:p>
      <text:p text:style-name="P11">self</text:p>
      <text:p text:style-name="P11">super</text:p>
      <text:p text:style-name="P11">thisContext</text:p>
      <text:h text:style-name="P136" text:outline-level="10"><text:bookmark text:name="h.hkcgpslwl9i4"/>C# (77)</text:h>
      <text:p text:style-name="P10">abstract</text:p>
      <text:p text:style-name="P10">as</text:p>
      <text:p text:style-name="P10">base</text:p>
      <text:p text:style-name="P10">bool</text:p>
      <text:p text:style-name="P10">break</text:p>
      <text:p text:style-name="P10">byte</text:p>
      <text:p text:style-name="P10">case</text:p>
      <text:p text:style-name="P10">catch</text:p>
      <text:p text:style-name="P10">char</text:p>
      <text:p text:style-name="P10">checked</text:p>
      <text:p text:style-name="P10">class</text:p>
      <text:p text:style-name="P10">const</text:p>
      <text:p text:style-name="P10">continue</text:p>
      <text:p text:style-name="P10">decimal</text:p>
      <text:p text:style-name="P10">default</text:p>
      <text:p text:style-name="P10">delegate</text:p>
      <text:p text:style-name="P10">do</text:p>
      <text:p text:style-name="P10">double</text:p>
      <text:p text:style-name="P10">else</text:p>
      <text:p text:style-name="P10">enum</text:p>
      <text:p text:style-name="P10">event</text:p>
      <text:p text:style-name="P10">explicit</text:p>
      <text:p text:style-name="P10">extern</text:p>
      <text:p text:style-name="P10">false</text:p>
      <text:p text:style-name="P10">finally</text:p>
      <text:p text:style-name="P10">fixed</text:p>
      <text:p text:style-name="P10">float</text:p>
      <text:p text:style-name="P10">for</text:p>
      <text:p text:style-name="P10">foreach</text:p>
      <text:p text:style-name="P10">goto</text:p>
      <text:p text:style-name="P10">if</text:p>
      <text:p text:style-name="P10">implicit</text:p>
      <text:p text:style-name="P10">in</text:p>
      <text:p text:style-name="P10">int</text:p>
      <text:p text:style-name="P10">interface</text:p>
      <text:p text:style-name="P10">internal</text:p>
      <text:p text:style-name="P10">is</text:p>
      <text:p text:style-name="P10">lock</text:p>
      <text:p text:style-name="P10">long</text:p>
      <text:p text:style-name="P10">namespace</text:p>
      <text:p text:style-name="P10">new</text:p>
      <text:p text:style-name="P10">null</text:p>
      <text:p text:style-name="P10">object</text:p>
      <text:p text:style-name="P10"><text:soft-page-break/>operator</text:p>
      <text:p text:style-name="P10">out</text:p>
      <text:p text:style-name="P10">override</text:p>
      <text:p text:style-name="P10">params</text:p>
      <text:p text:style-name="P10">private</text:p>
      <text:p text:style-name="P10">protected</text:p>
      <text:p text:style-name="P10">public</text:p>
      <text:p text:style-name="P10">readonly</text:p>
      <text:p text:style-name="P10">ref</text:p>
      <text:p text:style-name="P10">return</text:p>
      <text:p text:style-name="P10">sbyte</text:p>
      <text:p text:style-name="P10">sealed</text:p>
      <text:p text:style-name="P10">short</text:p>
      <text:p text:style-name="P10">sizeof</text:p>
      <text:p text:style-name="P10">stackalloc</text:p>
      <text:p text:style-name="P10">static</text:p>
      <text:p text:style-name="P10">string</text:p>
      <text:p text:style-name="P10">struct</text:p>
      <text:p text:style-name="P10">switch</text:p>
      <text:p text:style-name="P10">this</text:p>
      <text:p text:style-name="P10">throw</text:p>
      <text:p text:style-name="P10">true</text:p>
      <text:p text:style-name="P10">try</text:p>
      <text:p text:style-name="P10">typeof</text:p>
      <text:p text:style-name="P10">uint</text:p>
      <text:p text:style-name="P10">ulong</text:p>
      <text:p text:style-name="P10">unchecked</text:p>
      <text:p text:style-name="P10">unsafe</text:p>
      <text:p text:style-name="P10">ushort</text:p>
      <text:p text:style-name="P10">using</text:p>
      <text:p text:style-name="P10">virtual</text:p>
      <text:p text:style-name="P10">void</text:p>
      <text:p text:style-name="P10">volatile</text:p>
      <text:p text:style-name="P10">while</text:p>
      <text:h text:style-name="P136" text:outline-level="10"><text:bookmark text:name="h.m9d0gglzpfgc"/>PHP (67)</text:h>
      <text:p text:style-name="P1"><text:span text:style-name="T18">__</text:span><text:span text:style-name="T18">halt</text:span><text:span text:style-name="T18">_</text:span><text:span text:style-name="T18">compiler</text:span><text:span text:style-name="T18">()<text:line-break/></text:span><text:span text:style-name="T18">abstract</text:span><text:span text:style-name="T18"><text:line-break/></text:span><text:span text:style-name="T18">and</text:span><text:span text:style-name="T18"><text:line-break/></text:span><text:span text:style-name="T18">array</text:span><text:span text:style-name="T18">()<text:line-break/></text:span><text:span text:style-name="T18">as</text:span><text:span text:style-name="T18"><text:line-break/></text:span><text:span text:style-name="T18">break</text:span><text:span text:style-name="T18"><text:line-break/></text:span><text:span text:style-name="T18">callable</text:span><text:span text:style-name="T18"><text:line-break/></text:span><text:span text:style-name="T18">case</text:span><text:span text:style-name="T18"><text:line-break/></text:span><text:span text:style-name="T18">catch</text:span><text:span text:style-name="T18"><text:line-break/></text:span><text:span text:style-name="T18">class</text:span><text:span text:style-name="T18"><text:line-break/></text:span><text:span text:style-name="T18">clone</text:span><text:span text:style-name="T18"><text:line-break/></text:span><text:span text:style-name="T18">const</text:span><text:span text:style-name="T18"><text:line-break/></text:span><text:span text:style-name="T18">continue</text:span><text:span text:style-name="T18"><text:line-break/></text:span><text:span text:style-name="T18">declare</text:span><text:span text:style-name="T18"><text:line-break/></text:span><text:span text:style-name="T18">default</text:span><text:span text:style-name="T18"><text:line-break/></text:span><text:span text:style-name="T18">die</text:span><text:span text:style-name="T18">()<text:line-break/></text:span><text:span text:style-name="T18">do</text:span><text:span text:style-name="T18"><text:line-break/></text:span><text:span text:style-name="T18">echo</text:span><text:span text:style-name="T18"><text:line-break/></text:span><text:span text:style-name="T18">else</text:span><text:span text:style-name="T18"><text:line-break/></text:span><text:soft-page-break/><text:span text:style-name="T18">elseif</text:span><text:span text:style-name="T18"><text:line-break/></text:span><text:span text:style-name="T18">empty</text:span><text:span text:style-name="T18">()<text:line-break/></text:span><text:span text:style-name="T18">enddeclare</text:span><text:span text:style-name="T18"><text:line-break/></text:span><text:span text:style-name="T18">endfor</text:span><text:span text:style-name="T18"><text:line-break/></text:span><text:span text:style-name="T18">endforeach</text:span><text:span text:style-name="T18"><text:line-break/></text:span><text:span text:style-name="T18">endif</text:span><text:span text:style-name="T18"><text:line-break/></text:span><text:span text:style-name="T18">endswitch</text:span><text:span text:style-name="T18"><text:line-break/></text:span><text:span text:style-name="T18">endwhile</text:span><text:span text:style-name="T18"><text:line-break/></text:span><text:span text:style-name="T18">eval</text:span><text:span text:style-name="T18">()<text:line-break/></text:span><text:span text:style-name="T18">exit</text:span><text:span text:style-name="T18">()<text:line-break/></text:span><text:span text:style-name="T18">extends</text:span><text:span text:style-name="T18"><text:line-break/></text:span><text:span text:style-name="T18">final</text:span><text:span text:style-name="T18"><text:line-break/></text:span><text:span text:style-name="T18">finally</text:span><text:span text:style-name="T18"><text:line-break/></text:span><text:span text:style-name="T18">for</text:span><text:span text:style-name="T18"><text:line-break/></text:span><text:span text:style-name="T18">foreach</text:span><text:span text:style-name="T18"><text:line-break/></text:span><text:span text:style-name="T18">function</text:span><text:span text:style-name="T18"><text:line-break/></text:span><text:span text:style-name="T18">global</text:span><text:span text:style-name="T18"><text:line-break/></text:span><text:span text:style-name="T18">goto</text:span><text:span text:style-name="T18"><text:line-break/></text:span><text:span text:style-name="T18">if</text:span><text:span text:style-name="T18"><text:line-break/></text:span><text:span text:style-name="T18">implements</text:span><text:span text:style-name="T18"><text:line-break/></text:span><text:span text:style-name="T18">include</text:span><text:span text:style-name="T18"><text:line-break/></text:span><text:span text:style-name="T18">include</text:span><text:span text:style-name="T18">_</text:span><text:span text:style-name="T18">once</text:span><text:span text:style-name="T18"><text:line-break/></text:span><text:span text:style-name="T18">instanceof</text:span><text:span text:style-name="T18"><text:line-break/></text:span><text:span text:style-name="T18">insteadof</text:span><text:span text:style-name="T18"><text:line-break/></text:span><text:span text:style-name="T18">interface</text:span><text:span text:style-name="T18"><text:line-break/></text:span><text:span text:style-name="T18">isset</text:span><text:span text:style-name="T18">()<text:line-break/></text:span><text:span text:style-name="T18">list</text:span><text:span text:style-name="T18">()<text:line-break/></text:span><text:span text:style-name="T18">namespace</text:span><text:span text:style-name="T18"><text:line-break/></text:span><text:span text:style-name="T18">new</text:span><text:span text:style-name="T18"><text:line-break/></text:span><text:span text:style-name="T18">or</text:span><text:span text:style-name="T18"><text:line-break/></text:span><text:span text:style-name="T18">print</text:span><text:span text:style-name="T18"><text:line-break/></text:span><text:span text:style-name="T18">private</text:span><text:span text:style-name="T18"><text:line-break/></text:span><text:span text:style-name="T18">protected</text:span><text:span text:style-name="T18"><text:line-break/></text:span><text:span text:style-name="T18">public</text:span><text:span text:style-name="T18"><text:line-break/></text:span><text:span text:style-name="T18">require</text:span><text:span text:style-name="T18"><text:line-break/></text:span><text:span text:style-name="T18">require</text:span><text:span text:style-name="T18">_</text:span><text:span text:style-name="T18">once</text:span><text:span text:style-name="T18"><text:line-break/></text:span><text:span text:style-name="T18">return</text:span><text:span text:style-name="T18"><text:line-break/></text:span><text:span text:style-name="T18">static</text:span><text:span text:style-name="T18"><text:line-break/></text:span><text:span text:style-name="T18">switch</text:span><text:span text:style-name="T18"><text:line-break/></text:span><text:span text:style-name="T18">throw</text:span><text:span text:style-name="T18"><text:line-break/></text:span><text:span text:style-name="T18">trait</text:span><text:span text:style-name="T18"><text:line-break/><text:line-break/></text:span><text:span text:style-name="T18">try</text:span><text:span text:style-name="T18"><text:line-break/></text:span><text:span text:style-name="T18">unset</text:span><text:span text:style-name="T18">()<text:line-break/></text:span><text:span text:style-name="T18">use</text:span><text:span text:style-name="T18"><text:line-break/></text:span><text:span text:style-name="T18">var</text:span><text:span text:style-name="T18"><text:line-break/></text:span><text:span text:style-name="T18">while</text:span><text:span text:style-name="T18"><text:line-break/></text:span><text:span text:style-name="T18">xor</text:span><text:span text:style-name="T18"><text:line-break/></text:span><text:span text:style-name="T18">yield</text:span></text:p>
      <text:h text:style-name="P136" text:outline-level="10"><text:bookmark text:name="h.bv9uc9kd2gdb"/>SQL - SQLite (124)</text:h>
      <text:p text:style-name="P10">ABORT</text:p>
      <text:p text:style-name="P10">ACTION</text:p>
      <text:p text:style-name="P10">ADD</text:p>
      <text:p text:style-name="P10">AFTER</text:p>
      <text:p text:style-name="P10"><text:soft-page-break/>ALL</text:p>
      <text:p text:style-name="P10">ALTER</text:p>
      <text:p text:style-name="P10">ANALYZE</text:p>
      <text:p text:style-name="P10">AND</text:p>
      <text:p text:style-name="P10">AS</text:p>
      <text:p text:style-name="P10">ASC</text:p>
      <text:p text:style-name="P10">ATTACH</text:p>
      <text:p text:style-name="P10">AUTOINCREMENT</text:p>
      <text:p text:style-name="P10">BEFORE</text:p>
      <text:p text:style-name="P10">BEGIN</text:p>
      <text:p text:style-name="P10">BETWEEN</text:p>
      <text:p text:style-name="P10">BY</text:p>
      <text:p text:style-name="P10">CASCADE</text:p>
      <text:p text:style-name="P10">CASE</text:p>
      <text:p text:style-name="P10">CAST</text:p>
      <text:p text:style-name="P10">CHECK</text:p>
      <text:p text:style-name="P10">COLLATE</text:p>
      <text:p text:style-name="P10">COLUMN</text:p>
      <text:p text:style-name="P10">COMMIT</text:p>
      <text:p text:style-name="P10">CONFLICT</text:p>
      <text:p text:style-name="P10">CONSTRAINT</text:p>
      <text:p text:style-name="P10">CREATE</text:p>
      <text:p text:style-name="P10">CROSS</text:p>
      <text:p text:style-name="P1"><text:span text:style-name="T18">CURRENT</text:span><text:span text:style-name="T18">_</text:span><text:span text:style-name="T18">DATE</text:span></text:p>
      <text:p text:style-name="P1"><text:span text:style-name="T18">CURRENT</text:span><text:span text:style-name="T18">_</text:span><text:span text:style-name="T18">TIME</text:span></text:p>
      <text:p text:style-name="P1"><text:span text:style-name="T18">CURRENT</text:span><text:span text:style-name="T18">_</text:span><text:span text:style-name="T18">TIMESTAMP</text:span></text:p>
      <text:p text:style-name="P10">DATABASE</text:p>
      <text:p text:style-name="P10">DEFAULT</text:p>
      <text:p text:style-name="P10">DEFERRABLE</text:p>
      <text:p text:style-name="P10">DEFERRED</text:p>
      <text:p text:style-name="P10">DELETE</text:p>
      <text:p text:style-name="P10">DESC</text:p>
      <text:p text:style-name="P10">DETACH</text:p>
      <text:p text:style-name="P10">DISTINCT</text:p>
      <text:p text:style-name="P10">DROP</text:p>
      <text:p text:style-name="P10">EACH</text:p>
      <text:p text:style-name="P10">ELSE</text:p>
      <text:p text:style-name="P10">END</text:p>
      <text:p text:style-name="P10">ESCAPE</text:p>
      <text:p text:style-name="P10">EXCEPT</text:p>
      <text:p text:style-name="P10">EXCLUSIVE</text:p>
      <text:p text:style-name="P10">EXISTS</text:p>
      <text:p text:style-name="P10">EXPLAIN</text:p>
      <text:p text:style-name="P10">FAIL</text:p>
      <text:p text:style-name="P10">FOR</text:p>
      <text:p text:style-name="P10">FOREIGN</text:p>
      <text:p text:style-name="P10">FROM</text:p>
      <text:p text:style-name="P10">FULL</text:p>
      <text:p text:style-name="P10">GLOB</text:p>
      <text:p text:style-name="P10">GROUP</text:p>
      <text:p text:style-name="P10">HAVING</text:p>
      <text:p text:style-name="P10">IF</text:p>
      <text:p text:style-name="P10">IGNORE</text:p>
      <text:p text:style-name="P10">IMMEDIATE</text:p>
      <text:p text:style-name="P10">IN</text:p>
      <text:p text:style-name="P10"><text:soft-page-break/>INDEX</text:p>
      <text:p text:style-name="P10">INDEXED</text:p>
      <text:p text:style-name="P10">INITIALLY</text:p>
      <text:p text:style-name="P10">INNER</text:p>
      <text:p text:style-name="P10">INSERT</text:p>
      <text:p text:style-name="P10">INSTEAD</text:p>
      <text:p text:style-name="P10">INTERSECT</text:p>
      <text:p text:style-name="P10">INTO</text:p>
      <text:p text:style-name="P10">IS</text:p>
      <text:p text:style-name="P10">ISNULL</text:p>
      <text:p text:style-name="P10">JOIN</text:p>
      <text:p text:style-name="P10">KEY</text:p>
      <text:p text:style-name="P10">LEFT</text:p>
      <text:p text:style-name="P10">LIKE</text:p>
      <text:p text:style-name="P10">LIMIT</text:p>
      <text:p text:style-name="P10">MATCH</text:p>
      <text:p text:style-name="P10">NATURAL</text:p>
      <text:p text:style-name="P10">NO</text:p>
      <text:p text:style-name="P10">NOT</text:p>
      <text:p text:style-name="P10">NOTNULL</text:p>
      <text:p text:style-name="P10">NULL</text:p>
      <text:p text:style-name="P10">OF</text:p>
      <text:p text:style-name="P10">OFFSET</text:p>
      <text:p text:style-name="P10">ON</text:p>
      <text:p text:style-name="P10">OR</text:p>
      <text:p text:style-name="P10">ORDER</text:p>
      <text:p text:style-name="P10">OUTER</text:p>
      <text:p text:style-name="P10">PLAN</text:p>
      <text:p text:style-name="P10">PRAGMA</text:p>
      <text:p text:style-name="P10">PRIMARY</text:p>
      <text:p text:style-name="P10">QUERY</text:p>
      <text:p text:style-name="P10">RAISE</text:p>
      <text:p text:style-name="P10">RECURSIVE</text:p>
      <text:p text:style-name="P10">REFERENCES</text:p>
      <text:p text:style-name="P10">REGEXP</text:p>
      <text:p text:style-name="P10">REINDEX</text:p>
      <text:p text:style-name="P10">RELEASE</text:p>
      <text:p text:style-name="P10">RENAME</text:p>
      <text:p text:style-name="P10">REPLACE</text:p>
      <text:p text:style-name="P10">RESTRICT</text:p>
      <text:p text:style-name="P10">RIGHT</text:p>
      <text:p text:style-name="P10">ROLLBACK</text:p>
      <text:p text:style-name="P10">ROW</text:p>
      <text:p text:style-name="P10">SAVEPOINT</text:p>
      <text:p text:style-name="P10">SELECT</text:p>
      <text:p text:style-name="P10">SET</text:p>
      <text:p text:style-name="P10">TABLE</text:p>
      <text:p text:style-name="P10">TEMP</text:p>
      <text:p text:style-name="P10">TEMPORARY</text:p>
      <text:p text:style-name="P10">THEN</text:p>
      <text:p text:style-name="P10">TO</text:p>
      <text:p text:style-name="P10">TRANSACTION</text:p>
      <text:p text:style-name="P10">TRIGGER</text:p>
      <text:p text:style-name="P10">UNION</text:p>
      <text:p text:style-name="P10">UNIQUE</text:p>
      <text:p text:style-name="P10"><text:soft-page-break/>UPDATE</text:p>
      <text:p text:style-name="P10">USING</text:p>
      <text:p text:style-name="P10">VACUUM</text:p>
      <text:p text:style-name="P10">VALUES</text:p>
      <text:p text:style-name="P10">VIEW</text:p>
      <text:p text:style-name="P10">VIRTUAL</text:p>
      <text:p text:style-name="P10">WHEN</text:p>
      <text:p text:style-name="P10">WHERE</text:p>
      <text:p text:style-name="P10">WITH</text:p>
      <text:p text:style-name="P10">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Normalny_20_text_20_DP" style:display-name="Normalny text DP" style:family="paragraph">
      <style:paragraph-properties fo:margin-left="0in" fo:margin-right="0in" fo:margin-top="0.0417in" fo:margin-bottom="0in" style:contextual-spacing="false" fo:line-height="150%" fo:text-align="justify" style:justify-single-word="false" fo:orphans="2" fo:widows="2" fo:text-indent="0.3543in" style:auto-text-indent="false"/>
      <style:text-properties style:use-window-font-color="true" style:font-name="Times New Roman" fo:font-size="12pt" fo:language="sk" fo:country="SK" style:font-name-asian="Times New Roman" style:font-size-asian="12pt" style:font-name-complex="Times New Roman" style:font-size-complex="10pt" style:language-complex="ar" style:country-complex="SA"/>
    </style:style>
    <style:style style:name="Analyticky_20_List" style:display-name="Analyticky List" style:family="paragraph" style:parent-style-name="Normalny_20_text_20_DP">
      <style:paragraph-properties fo:margin-left="0in" fo:margin-right="0in" fo:margin-top="0in" fo:margin-bottom="0in" style:contextual-spacing="false" fo:text-align="start" style:justify-single-word="false" fo:text-indent="0in"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16</meta:editing-cycles>
    <dc:date>2015-05-29T10:42:27</dc:date>
    <meta:editing-duration>P6DT4H56M37S</meta:editing-duration>
    <meta:document-statistic meta:table-count="4" meta:image-count="0" meta:object-count="0" meta:page-count="27" meta:paragraph-count="750" meta:word-count="5070" meta:character-count="34965" meta:non-whitespace-character-count="30553"/>
  </office:meta>
</office:document-meta>
</file>